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5.313cm"/>
    </style:style>
    <style:style style:name="co4" style:family="table-column">
      <style:table-column-properties fo:break-before="auto" style:column-width="5.191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3.623cm"/>
    </style:style>
    <style:style style:name="co7" style:family="table-column">
      <style:table-column-properties fo:break-before="auto" style:column-width="3.0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55cm"/>
    </style:style>
    <style:style style:name="co10" style:family="table-column">
      <style:table-column-properties fo:break-before="auto" style:column-width="6.419cm"/>
    </style:style>
    <style:style style:name="co11" style:family="table-column">
      <style:table-column-properties fo:break-before="auto" style:column-width="4.6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rotation-align="none"/>
    </style:style>
    <style:style style:name="ce5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INT bati input modè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56.348748108289" calcext:value-type="float">
            <text:p>156,3487481083</text:p>
          </table:table-cell>
          <table:table-cell table:style-name="ce1" office:value-type="float" office:value="0.689450725050027" calcext:value-type="float">
            <text:p>0,6894507251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4.3796539344457" calcext:value-type="float">
            <text:p>24,3796539344</text:p>
          </table:table-cell>
          <table:table-cell table:style-name="ce1" office:value-type="float" office:value="0.247449924198545" calcext:value-type="float">
            <text:p>0,2474499242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56.471391129259" calcext:value-type="float">
            <text:p>156,4713911293</text:p>
          </table:table-cell>
          <table:table-cell table:style-name="ce1" office:value-type="float" office:value="0.485783319331462" calcext:value-type="float">
            <text:p>0,4857833193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963118888889" calcext:value-type="float">
            <text:p>20,6963118889</text:p>
          </table:table-cell>
          <table:table-cell table:style-name="ce1" office:value-type="float" office:value="0.0791665348490468" calcext:value-type="float">
            <text:p>0,0791665348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1.669986159259" calcext:value-type="float">
            <text:p>101,6699861593</text:p>
          </table:table-cell>
          <table:table-cell table:style-name="ce1" office:value-type="float" office:value="0.305929168153991" calcext:value-type="float">
            <text:p>0,3059291682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70048688358132" calcext:value-type="float">
            <text:p>0,0700486884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42.23850360775" calcext:value-type="float">
            <text:p>242,2385036078</text:p>
          </table:table-cell>
          <table:table-cell table:style-name="ce1" office:value-type="float" office:value="0.616921606891524" calcext:value-type="float">
            <text:p>0,6169216069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17.5172971625" calcext:value-type="float">
            <text:p>117,5172971625</text:p>
          </table:table-cell>
          <table:table-cell table:style-name="ce1" office:value-type="float" office:value="0.138531719630581" calcext:value-type="float">
            <text:p>0,1385317196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22.92900360775" calcext:value-type="float">
            <text:p>222,9290036078</text:p>
          </table:table-cell>
          <table:table-cell table:style-name="ce1" office:value-type="float" office:value="0.280337280499514" calcext:value-type="float">
            <text:p>0,2803372805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5.661" calcext:value-type="float">
            <text:p>5,661</text:p>
          </table:table-cell>
          <table:table-cell table:style-name="ce1" office:value-type="float" office:value="0.00691930049162847" calcext:value-type="float">
            <text:p>0,0069193005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87.6552424475" calcext:value-type="float">
            <text:p>187,6552424475</text:p>
          </table:table-cell>
          <table:table-cell table:style-name="ce1" office:value-type="float" office:value="0.170955276120403" calcext:value-type="float">
            <text:p>0,1709552761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34.57023332" calcext:value-type="float">
            <text:p>134,57023332</text:p>
          </table:table-cell>
          <table:table-cell table:style-name="ce1" office:value-type="float" office:value="0.0721745391197505" calcext:value-type="float">
            <text:p>0,0721745391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97.452380915635" calcext:value-type="float">
            <text:p>197,4523809156</text:p>
          </table:table-cell>
          <table:table-cell table:style-name="ce1" office:value-type="float" office:value="0.684811222586521" calcext:value-type="float">
            <text:p>0,6848112226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307539702381" calcext:value-type="float">
            <text:p>166,3075397024</text:p>
          </table:table-cell>
          <table:table-cell table:style-name="ce1" office:value-type="float" office:value="0.405371206761337" calcext:value-type="float">
            <text:p>0,4053712068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7.293650756905" calcext:value-type="float">
            <text:p>137,2936507569</text:p>
          </table:table-cell>
          <table:table-cell table:style-name="ce1" office:value-type="float" office:value="0.17120280564663" calcext:value-type="float">
            <text:p>0,1712028056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6.5753968619048" calcext:value-type="float">
            <text:p>26,5753968619</text:p>
          </table:table-cell>
          <table:table-cell table:style-name="ce1" office:value-type="float" office:value="0.0241403880154499" calcext:value-type="float">
            <text:p>0,024140388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22.528968228571" calcext:value-type="float">
            <text:p>122,5289682286</text:p>
          </table:table-cell>
          <table:table-cell table:style-name="ce1" office:value-type="float" office:value="0.0821773467103825" calcext:value-type="float">
            <text:p>0,0821773467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5198415" calcext:value-type="float">
            <text:p>112,25198415</text:p>
          </table:table-cell>
          <table:table-cell table:style-name="ce1" office:value-type="float" office:value="0.0371362314554078" calcext:value-type="float">
            <text:p>0,0371362315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3.477992495271" calcext:value-type="float">
            <text:p>133,4779924953</text:p>
          </table:table-cell>
          <table:table-cell table:style-name="ce1" office:value-type="float" office:value="0.712221317633418" calcext:value-type="float">
            <text:p>0,7122213176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58.7647460878085" calcext:value-type="float">
            <text:p>58,7647460878</text:p>
          </table:table-cell>
          <table:table-cell table:style-name="ce1" office:value-type="float" office:value="0.258651608233669" calcext:value-type="float">
            <text:p>0,2586516082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3418245825" calcext:value-type="float">
            <text:p>101,3418245825</text:p>
          </table:table-cell>
          <table:table-cell table:style-name="ce1" office:value-type="float" office:value="0.258712731001006" calcext:value-type="float">
            <text:p>0,258712731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54.5031072127941" calcext:value-type="float">
            <text:p>54,5031072128</text:p>
          </table:table-cell>
          <table:table-cell table:style-name="ce1" office:value-type="float" office:value="0.0873413565676939" calcext:value-type="float">
            <text:p>0,0873413566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6.0531565536765" calcext:value-type="float">
            <text:p>66,0531565537</text:p>
          </table:table-cell>
          <table:table-cell table:style-name="ce1" office:value-type="float" office:value="0.172022535979675" calcext:value-type="float">
            <text:p>0,172022536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38.2160296610294" calcext:value-type="float">
            <text:p>38,216029661</text:p>
          </table:table-cell>
          <table:table-cell table:style-name="ce1" office:value-type="float" office:value="0.062386683278567" calcext:value-type="float">
            <text:p>0,0623866833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70.0470423515031" calcext:value-type="float">
            <text:p>70,0470423515</text:p>
          </table:table-cell>
          <table:table-cell table:style-name="ce1" office:value-type="float" office:value="0.494580903855134" calcext:value-type="float">
            <text:p>0,4945809039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1.3861259970408" calcext:value-type="float">
            <text:p>31,386125997</text:p>
          </table:table-cell>
          <table:table-cell table:style-name="ce1" office:value-type="float" office:value="0.187537887162885" calcext:value-type="float">
            <text:p>0,1875378872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2.3811124975" calcext:value-type="float">
            <text:p>62,3811124975</text:p>
          </table:table-cell>
          <table:table-cell table:style-name="ce1" office:value-type="float" office:value="0.248251322731025" calcext:value-type="float">
            <text:p>0,2482513227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9.0774842785" calcext:value-type="float">
            <text:p>29,0774842785</text:p>
          </table:table-cell>
          <table:table-cell table:style-name="ce1" office:value-type="float" office:value="0.0665478902005402" calcext:value-type="float">
            <text:p>0,0665478902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8.3102190225" calcext:value-type="float">
            <text:p>58,3102190225</text:p>
          </table:table-cell>
          <table:table-cell table:style-name="ce1" office:value-type="float" office:value="0.193253842284008" calcext:value-type="float">
            <text:p>0,1932538423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8.7396746825" calcext:value-type="float">
            <text:p>18,7396746825</text:p>
          </table:table-cell>
          <table:table-cell table:style-name="ce1" office:value-type="float" office:value="0.0413629628527826" calcext:value-type="float">
            <text:p>0,0413629629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80.7666549440467" calcext:value-type="float">
            <text:p>80,766654944</text:p>
          </table:table-cell>
          <table:table-cell table:style-name="ce1" office:value-type="float" office:value="0.802588452808961" calcext:value-type="float">
            <text:p>0,8025884528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4.3332554093357" calcext:value-type="float">
            <text:p>24,3332554093</text:p>
          </table:table-cell>
          <table:table-cell table:style-name="ce1" office:value-type="float" office:value="0.174447852882807" calcext:value-type="float">
            <text:p>0,1744478529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0722255896667" calcext:value-type="float">
            <text:p>55,0722255897</text:p>
          </table:table-cell>
          <table:table-cell table:style-name="ce1" office:value-type="float" office:value="0.276775333660058" calcext:value-type="float">
            <text:p>0,2767753337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2.96059431" calcext:value-type="float">
            <text:p>22,96059431</text:p>
          </table:table-cell>
          <table:table-cell table:style-name="ce1" office:value-type="float" office:value="0.0772838744949263" calcext:value-type="float">
            <text:p>0,0772838745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2159409566667" calcext:value-type="float">
            <text:p>42,2159409567</text:p>
          </table:table-cell>
          <table:table-cell table:style-name="ce1" office:value-type="float" office:value="0.194860767850717" calcext:value-type="float">
            <text:p>0,1948607679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19.0147280833333" calcext:value-type="float">
            <text:p>19,0147280833</text:p>
          </table:table-cell>
          <table:table-cell table:style-name="ce1" office:value-type="float" office:value="0.0583134092046462" calcext:value-type="float">
            <text:p>0,0583134092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47.153750466737" calcext:value-type="float">
            <text:p>147,1537504667</text:p>
          </table:table-cell>
          <table:table-cell table:style-name="ce1" office:value-type="float" office:value="0.611409772823867" calcext:value-type="float">
            <text:p>0,6114097728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65.6605268203965" calcext:value-type="float">
            <text:p>65,6605268204</text:p>
          </table:table-cell>
          <table:table-cell table:style-name="ce1" office:value-type="float" office:value="0.256445971228522" calcext:value-type="float">
            <text:p>0,2564459712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09.060984416078" calcext:value-type="float">
            <text:p>109,0609844161</text:p>
          </table:table-cell>
          <table:table-cell table:style-name="ce1" office:value-type="float" office:value="0.167389739577419" calcext:value-type="float">
            <text:p>0,1673897396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42.0526121945098" calcext:value-type="float">
            <text:p>42,0526121945</text:p>
          </table:table-cell>
          <table:table-cell table:style-name="ce1" office:value-type="float" office:value="0.0747786200222438" calcext:value-type="float">
            <text:p>0,07477862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51.9682244235294" calcext:value-type="float">
            <text:p>51,9682244235</text:p>
          </table:table-cell>
          <table:table-cell table:style-name="ce1" office:value-type="float" office:value="0.0858320331341075" calcext:value-type="float">
            <text:p>0,0858320331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3.9568865882353" calcext:value-type="float">
            <text:p>33,9568865882</text:p>
          </table:table-cell>
          <table:table-cell table:style-name="ce1" office:value-type="float" office:value="0.0618714391092137" calcext:value-type="float">
            <text:p>0,0618714391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1.8031194" calcext:value-type="float">
            <text:p>201,8031194</text:p>
          </table:table-cell>
          <table:table-cell table:style-name="ce1" office:value-type="float" office:value="0.496679072" calcext:value-type="float">
            <text:p>0,496679072</text:p>
          </table:table-cell>
          <table:table-cell table:style-name="ce3" office:value-type="percentage" office:value="0.0002" calcext:value-type="percentage">
            <text:p>0,02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9.6037909" calcext:value-type="float">
            <text:p>119,6037909</text:p>
          </table:table-cell>
          <table:table-cell table:style-name="ce1" office:value-type="float" office:value="0.341776229" calcext:value-type="float">
            <text:p>0,341776229</text:p>
          </table:table-cell>
          <table:table-cell table:style-name="ce3" office:value-type="percentage" office:value="0.004" calcext:value-type="percentage">
            <text:p>0,40%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9.72449489" calcext:value-type="float">
            <text:p>99,72449489</text:p>
          </table:table-cell>
          <table:table-cell table:style-name="ce1" office:value-type="float" office:value="0.141761275" calcext:value-type="float">
            <text:p>0,141761275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6.12313833" calcext:value-type="float">
            <text:p>96,12313833</text:p>
          </table:table-cell>
          <table:table-cell table:style-name="ce1" office:value-type="float" office:value="0.093070654" calcext:value-type="float">
            <text:p>0,093070654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4.91371736" calcext:value-type="float">
            <text:p>74,91371736</text:p>
          </table:table-cell>
          <table:table-cell table:style-name="ce1" office:value-type="float" office:value="0.083725065" calcext:value-type="float">
            <text:p>0,083725065</text:p>
          </table:table-cell>
          <table:table-cell table:style-name="ce3" office:value-type="percentage" office:value="0.0004" calcext:value-type="percentage">
            <text:p>0,04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08085725" calcext:value-type="float">
            <text:p>83,08085725</text:p>
          </table:table-cell>
          <table:table-cell table:style-name="ce1" office:value-type="float" office:value="0.050370433" calcext:value-type="float">
            <text:p>0,050370433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3" office:value-type="percentage" office:value="0.015" calcext:value-type="percentage">
            <text:p>1,50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percentage" office:value="0.964" calcext:value-type="percentage">
            <text:p>96,40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 CINT bati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office:value-type="string" calcext:value-type="string">
            <text:p>CG ref </text:p>
          </table:table-cell>
          <table:table-cell office:value-type="string" calcext:value-type="string">
            <text:p>PM ref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CINV/CA</text:p>
          </table:table-cell>
          <table:table-cell office:value-type="string" calcext:value-type="string">
            <text:p>COUT VARIABLE</text:p>
          </table:table-cell>
          <table:table-cell office:value-type="string" calcext:value-type="string">
            <text:p>CINT</text:p>
          </table:table-cell>
          <table:table-cell table:style-name="Default" office:value-type="string" calcext:value-type="string">
            <text:p>CG</text:p>
          </table:table-cell>
          <table:table-cell office:value-type="string" calcext:value-type="string">
            <text:p>CINT/CG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56.348748108289" calcext:value-type="float">
            <text:p>156,3487481083</text:p>
          </table:table-cell>
          <table:table-cell table:style-name="ce1" office:value-type="float" office:value="0.689450725050027" calcext:value-type="float">
            <text:p>0,6894507251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];[$Feuille3.$A$2:.$H$10];8;0)" office:value-type="float" office:value="27.9649741621422" calcext:value-type="float">
            <text:p>27,9649741621</text:p>
          </table:table-cell>
          <table:table-cell table:formula="of:=VLOOKUP([.A2];[$Feuille3.$A$2:.$H$10];6;0)" office:value-type="float" office:value="0.28" calcext:value-type="float">
            <text:p>0,28</text:p>
          </table:table-cell>
          <table:table-cell table:formula="of:=(1/(1+[$Feuille3.$B$13]))*((1-(1/(1+[$Feuille3.$B$13]))^[.G2])/(1-(1/(1+[$Feuille3.$B$13]))))" office:value-type="float" office:value="13.800746294034" calcext:value-type="float">
            <text:p>13,800746294</text:p>
          </table:table-cell>
          <table:table-cell table:formula="of:=[.D2]/[.J2]" office:value-type="float" office:value="11.3290067636326" calcext:value-type="float">
            <text:p>11,3290067636</text:p>
          </table:table-cell>
          <table:table-cell table:formula="of:=[.K2]+[.C2]*(1-[.E2])" office:value-type="float" office:value="22.4979034131872" calcext:value-type="float">
            <text:p>22,4979034132</text:p>
          </table:table-cell>
          <table:table-cell table:formula="of:=([.F2]/[.I2])^(-1/[$Feuille3.$B$14])*[.H2]-[.K2]-[.C2]*(1-[.E2])" office:value-type="float" office:value="46.6661483038982" calcext:value-type="float">
            <text:p>46,6661483039</text:p>
          </table:table-cell>
          <table:table-cell table:formula="of:=[.L2]+[.M2]" office:value-type="float" office:value="69.1640517170854" calcext:value-type="float">
            <text:p>69,1640517171</text:p>
          </table:table-cell>
          <table:table-cell table:style-name="ce4" table:formula="of:=[.M2]/[.N2]" office:value-type="percentage" office:value="0.674716809460288" calcext:value-type="percentage">
            <text:p>67,4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4.3796539344457" calcext:value-type="float">
            <text:p>24,3796539344</text:p>
          </table:table-cell>
          <table:table-cell table:style-name="ce1" office:value-type="float" office:value="0.247449924198545" calcext:value-type="float">
            <text:p>0,2474499242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];[$Feuille3.$A$2:.$H$10];8;0)" office:value-type="float" office:value="27.9649741621422" calcext:value-type="float">
            <text:p>27,9649741621</text:p>
          </table:table-cell>
          <table:table-cell table:formula="of:=VLOOKUP([.A3];[$Feuille3.$A$2:.$H$10];6;0)" office:value-type="float" office:value="0.28" calcext:value-type="float">
            <text:p>0,28</text:p>
          </table:table-cell>
          <table:table-cell table:formula="of:=(1/(1+[$Feuille3.$B$13]))*((1-(1/(1+[$Feuille3.$B$13]))^[.G3])/(1-(1/(1+[$Feuille3.$B$13]))))" office:value-type="float" office:value="13.800746294034" calcext:value-type="float">
            <text:p>13,800746294</text:p>
          </table:table-cell>
          <table:table-cell table:formula="of:=[.D3]/[.J3]" office:value-type="float" office:value="1.76654605591764" calcext:value-type="float">
            <text:p>1,7665460559</text:p>
          </table:table-cell>
          <table:table-cell table:formula="of:=[.K3]+[.C3]*(1-[.E3])" office:value-type="float" office:value="28.8319900876093" calcext:value-type="float">
            <text:p>28,8319900876</text:p>
          </table:table-cell>
          <table:table-cell table:formula="of:=([.F3]/[.I3])^(-1/[$Feuille3.$B$14])*[.H3]-[.K3]-[.C3]*(1-[.E3])" office:value-type="float" office:value="18.7290865769737" calcext:value-type="float">
            <text:p>18,729086577</text:p>
          </table:table-cell>
          <table:table-cell table:formula="of:=[.L3]+[.M3]" office:value-type="float" office:value="47.5610766645829" calcext:value-type="float">
            <text:p>47,5610766646</text:p>
          </table:table-cell>
          <table:table-cell table:style-name="ce4" table:formula="of:=[.M3]/[.N3]" office:value-type="percentage" office:value="0.39379021440279" calcext:value-type="percentage">
            <text:p>39,3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56.471391129259" calcext:value-type="float">
            <text:p>156,4713911293</text:p>
          </table:table-cell>
          <table:table-cell table:style-name="ce1" office:value-type="float" office:value="0.485783319331462" calcext:value-type="float">
            <text:p>0,4857833193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];[$Feuille3.$A$2:.$H$10];8;0)" office:value-type="float" office:value="27.9649741621422" calcext:value-type="float">
            <text:p>27,9649741621</text:p>
          </table:table-cell>
          <table:table-cell table:formula="of:=VLOOKUP([.A4];[$Feuille3.$A$2:.$H$10];6;0)" office:value-type="float" office:value="0.28" calcext:value-type="float">
            <text:p>0,28</text:p>
          </table:table-cell>
          <table:table-cell table:formula="of:=(1/(1+[$Feuille3.$B$13]))*((1-(1/(1+[$Feuille3.$B$13]))^[.G4])/(1-(1/(1+[$Feuille3.$B$13]))))" office:value-type="float" office:value="10.5940142455162" calcext:value-type="float">
            <text:p>10,5940142455</text:p>
          </table:table-cell>
          <table:table-cell table:formula="of:=[.D4]/[.J4]" office:value-type="float" office:value="14.7697924038081" calcext:value-type="float">
            <text:p>14,7697924038</text:p>
          </table:table-cell>
          <table:table-cell table:formula="of:=[.K4]+[.C4]*(1-[.E4])" office:value-type="float" office:value="33.2635820376403" calcext:value-type="float">
            <text:p>33,2635820376</text:p>
          </table:table-cell>
          <table:table-cell table:formula="of:=([.F4]/[.I4])^(-1/[$Feuille3.$B$14])*[.H4]-[.K4]-[.C4]*(1-[.E4])" office:value-type="float" office:value="30.160133031344" calcext:value-type="float">
            <text:p>30,1601330313</text:p>
          </table:table-cell>
          <table:table-cell table:formula="of:=[.L4]+[.M4]" office:value-type="float" office:value="63.4237150689843" calcext:value-type="float">
            <text:p>63,423715069</text:p>
          </table:table-cell>
          <table:table-cell table:style-name="ce4" table:formula="of:=[.M4]/[.N4]" office:value-type="percentage" office:value="0.475534001730105" calcext:value-type="percentage">
            <text:p>47,5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963118888889" calcext:value-type="float">
            <text:p>20,6963118889</text:p>
          </table:table-cell>
          <table:table-cell table:style-name="ce1" office:value-type="float" office:value="0.0791665348490468" calcext:value-type="float">
            <text:p>0,0791665348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5];[$Feuille3.$A$2:.$H$10];8;0)" office:value-type="float" office:value="27.9649741621422" calcext:value-type="float">
            <text:p>27,9649741621</text:p>
          </table:table-cell>
          <table:table-cell table:formula="of:=VLOOKUP([.A5];[$Feuille3.$A$2:.$H$10];6;0)" office:value-type="float" office:value="0.28" calcext:value-type="float">
            <text:p>0,28</text:p>
          </table:table-cell>
          <table:table-cell table:formula="of:=(1/(1+[$Feuille3.$B$13]))*((1-(1/(1+[$Feuille3.$B$13]))^[.G5])/(1-(1/(1+[$Feuille3.$B$13]))))" office:value-type="float" office:value="10.5940142455162" calcext:value-type="float">
            <text:p>10,5940142455</text:p>
          </table:table-cell>
          <table:table-cell table:formula="of:=[.D5]/[.J5]" office:value-type="float" office:value="1.95358543128715" calcext:value-type="float">
            <text:p>1,9535854313</text:p>
          </table:table-cell>
          <table:table-cell table:formula="of:=[.K5]+[.C5]*(1-[.E5])" office:value-type="float" office:value="35.0713372128007" calcext:value-type="float">
            <text:p>35,0713372128</text:p>
          </table:table-cell>
          <table:table-cell table:formula="of:=([.F5]/[.I5])^(-1/[$Feuille3.$B$14])*[.H5]-[.K5]-[.C5]*(1-[.E5])" office:value-type="float" office:value="8.54236238778919" calcext:value-type="float">
            <text:p>8,5423623878</text:p>
          </table:table-cell>
          <table:table-cell table:formula="of:=[.L5]+[.M5]" office:value-type="float" office:value="43.6136996005899" calcext:value-type="float">
            <text:p>43,6136996006</text:p>
          </table:table-cell>
          <table:table-cell table:style-name="ce4" table:formula="of:=[.M5]/[.N5]" office:value-type="percentage" office:value="0.195864200148562" calcext:value-type="percentage">
            <text:p>19,5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1.669986159259" calcext:value-type="float">
            <text:p>101,6699861593</text:p>
          </table:table-cell>
          <table:table-cell table:style-name="ce1" office:value-type="float" office:value="0.305929168153991" calcext:value-type="float">
            <text:p>0,3059291682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6];[$Feuille3.$A$2:.$H$10];8;0)" office:value-type="float" office:value="27.9649741621422" calcext:value-type="float">
            <text:p>27,9649741621</text:p>
          </table:table-cell>
          <table:table-cell table:formula="of:=VLOOKUP([.A6];[$Feuille3.$A$2:.$H$10];6;0)" office:value-type="float" office:value="0.28" calcext:value-type="float">
            <text:p>0,28</text:p>
          </table:table-cell>
          <table:table-cell table:formula="of:=(1/(1+[$Feuille3.$B$13]))*((1-(1/(1+[$Feuille3.$B$13]))^[.G6])/(1-(1/(1+[$Feuille3.$B$13]))))" office:value-type="float" office:value="10.5940142455162" calcext:value-type="float">
            <text:p>10,5940142455</text:p>
          </table:table-cell>
          <table:table-cell table:formula="of:=[.D6]/[.J6]" office:value-type="float" office:value="9.5969274538488" calcext:value-type="float">
            <text:p>9,5969274538</text:p>
          </table:table-cell>
          <table:table-cell table:formula="of:=[.K6]+[.C6]*(1-[.E6])" office:value-type="float" office:value="34.5591669876788" calcext:value-type="float">
            <text:p>34,5591669877</text:p>
          </table:table-cell>
          <table:table-cell table:formula="of:=([.F6]/[.I6])^(-1/[$Feuille3.$B$14])*[.H6]-[.K6]-[.C6]*(1-[.E6])" office:value-type="float" office:value="28.8645480813055" calcext:value-type="float">
            <text:p>28,8645480813</text:p>
          </table:table-cell>
          <table:table-cell table:formula="of:=[.L6]+[.M6]" office:value-type="float" office:value="63.4237150689843" calcext:value-type="float">
            <text:p>63,423715069</text:p>
          </table:table-cell>
          <table:table-cell table:style-name="ce4" table:formula="of:=[.M6]/[.N6]" office:value-type="percentage" office:value="0.455106548865993" calcext:value-type="percentage">
            <text:p>45,5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70048688358132" calcext:value-type="float">
            <text:p>0,0700486884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7];[$Feuille3.$A$2:.$H$10];8;0)" office:value-type="float" office:value="27.9649741621422" calcext:value-type="float">
            <text:p>27,9649741621</text:p>
          </table:table-cell>
          <table:table-cell table:formula="of:=VLOOKUP([.A7];[$Feuille3.$A$2:.$H$10];6;0)" office:value-type="float" office:value="0.28" calcext:value-type="float">
            <text:p>0,28</text:p>
          </table:table-cell>
          <table:table-cell table:formula="of:=(1/(1+[$Feuille3.$B$13]))*((1-(1/(1+[$Feuille3.$B$13]))^[.G7])/(1-(1/(1+[$Feuille3.$B$13]))))" office:value-type="float" office:value="10.5940142455162" calcext:value-type="float">
            <text:p>10,5940142455</text:p>
          </table:table-cell>
          <table:table-cell table:formula="of:=[.D7]/[.J7]" office:value-type="float" office:value="1.94779052791378" calcext:value-type="float">
            <text:p>1,9477905279</text:p>
          </table:table-cell>
          <table:table-cell table:formula="of:=[.K7]+[.C7]*(1-[.E7])" office:value-type="float" office:value="35.3934654228847" calcext:value-type="float">
            <text:p>35,3934654229</text:p>
          </table:table-cell>
          <table:table-cell table:formula="of:=([.F7]/[.I7])^(-1/[$Feuille3.$B$14])*[.H7]-[.K7]-[.C7]*(1-[.E7])" office:value-type="float" office:value="8.22023417770518" calcext:value-type="float">
            <text:p>8,2202341777</text:p>
          </table:table-cell>
          <table:table-cell table:formula="of:=[.L7]+[.M7]" office:value-type="float" office:value="43.6136996005899" calcext:value-type="float">
            <text:p>43,6136996006</text:p>
          </table:table-cell>
          <table:table-cell table:style-name="ce4" table:formula="of:=[.M7]/[.N7]" office:value-type="percentage" office:value="0.188478259193448" calcext:value-type="percentage">
            <text:p>18,8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42.23850360775" calcext:value-type="float">
            <text:p>242,2385036078</text:p>
          </table:table-cell>
          <table:table-cell table:style-name="ce1" office:value-type="float" office:value="0.616921606891524" calcext:value-type="float">
            <text:p>0,6169216069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8];[$Feuille3.$A$2:.$H$10];8;0)" office:value-type="float" office:value="87.4300893354939" calcext:value-type="float">
            <text:p>87,4300893355</text:p>
          </table:table-cell>
          <table:table-cell table:formula="of:=VLOOKUP([.A8];[$Feuille3.$A$2:.$H$10];6;0)" office:value-type="float" office:value="0.28" calcext:value-type="float">
            <text:p>0,28</text:p>
          </table:table-cell>
          <table:table-cell table:formula="of:=(1/(1+[$Feuille3.$B$13]))*((1-(1/(1+[$Feuille3.$B$13]))^[.G8])/(1-(1/(1+[$Feuille3.$B$13]))))" office:value-type="float" office:value="13.800746294034" calcext:value-type="float">
            <text:p>13,800746294</text:p>
          </table:table-cell>
          <table:table-cell table:formula="of:=[.D8]/[.J8]" office:value-type="float" office:value="17.5525655241173" calcext:value-type="float">
            <text:p>17,5525655241</text:p>
          </table:table-cell>
          <table:table-cell table:formula="of:=[.K8]+[.C8]*(1-[.E8])" office:value-type="float" office:value="54.1097708008416" calcext:value-type="float">
            <text:p>54,1097708008</text:p>
          </table:table-cell>
          <table:table-cell table:formula="of:=([.F8]/[.I8])^(-1/[$Feuille3.$B$14])*[.H8]-[.K8]-[.C8]*(1-[.E8])" office:value-type="float" office:value="162.125695227791" calcext:value-type="float">
            <text:p>162,1256952278</text:p>
          </table:table-cell>
          <table:table-cell table:formula="of:=[.L8]+[.M8]" office:value-type="float" office:value="216.235466028633" calcext:value-type="float">
            <text:p>216,2354660286</text:p>
          </table:table-cell>
          <table:table-cell table:style-name="ce4" table:formula="of:=[.M8]/[.N8]" office:value-type="percentage" office:value="0.749764588600481" calcext:value-type="percentage">
            <text:p>74,9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17.5172971625" calcext:value-type="float">
            <text:p>117,5172971625</text:p>
          </table:table-cell>
          <table:table-cell table:style-name="ce1" office:value-type="float" office:value="0.138531719630581" calcext:value-type="float">
            <text:p>0,1385317196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9];[$Feuille3.$A$2:.$H$10];8;0)" office:value-type="float" office:value="87.4300893354939" calcext:value-type="float">
            <text:p>87,4300893355</text:p>
          </table:table-cell>
          <table:table-cell table:formula="of:=VLOOKUP([.A9];[$Feuille3.$A$2:.$H$10];6;0)" office:value-type="float" office:value="0.28" calcext:value-type="float">
            <text:p>0,28</text:p>
          </table:table-cell>
          <table:table-cell table:formula="of:=(1/(1+[$Feuille3.$B$13]))*((1-(1/(1+[$Feuille3.$B$13]))^[.G9])/(1-(1/(1+[$Feuille3.$B$13]))))" office:value-type="float" office:value="13.800746294034" calcext:value-type="float">
            <text:p>13,800746294</text:p>
          </table:table-cell>
          <table:table-cell table:formula="of:=[.D9]/[.J9]" office:value-type="float" office:value="8.51528567069611" calcext:value-type="float">
            <text:p>8,5152856707</text:p>
          </table:table-cell>
          <table:table-cell table:formula="of:=[.K9]+[.C9]*(1-[.E9])" office:value-type="float" office:value="90.7252806257856" calcext:value-type="float">
            <text:p>90,7252806258</text:p>
          </table:table-cell>
          <table:table-cell table:formula="of:=([.F9]/[.I9])^(-1/[$Feuille3.$B$14])*[.H9]-[.K9]-[.C9]*(1-[.E9])" office:value-type="float" office:value="57.970339744429" calcext:value-type="float">
            <text:p>57,9703397444</text:p>
          </table:table-cell>
          <table:table-cell table:formula="of:=[.L9]+[.M9]" office:value-type="float" office:value="148.695620370215" calcext:value-type="float">
            <text:p>148,6956203702</text:p>
          </table:table-cell>
          <table:table-cell table:style-name="ce4" table:formula="of:=[.M9]/[.N9]" office:value-type="percentage" office:value="0.38985909336198" calcext:value-type="percentage">
            <text:p>38,9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22.92900360775" calcext:value-type="float">
            <text:p>222,9290036078</text:p>
          </table:table-cell>
          <table:table-cell table:style-name="ce1" office:value-type="float" office:value="0.280337280499514" calcext:value-type="float">
            <text:p>0,2803372805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0];[$Feuille3.$A$2:.$H$10];8;0)" office:value-type="float" office:value="87.4300893354939" calcext:value-type="float">
            <text:p>87,4300893355</text:p>
          </table:table-cell>
          <table:table-cell table:formula="of:=VLOOKUP([.A10];[$Feuille3.$A$2:.$H$10];6;0)" office:value-type="float" office:value="0.28" calcext:value-type="float">
            <text:p>0,28</text:p>
          </table:table-cell>
          <table:table-cell table:formula="of:=(1/(1+[$Feuille3.$B$13]))*((1-(1/(1+[$Feuille3.$B$13]))^[.G10])/(1-(1/(1+[$Feuille3.$B$13]))))" office:value-type="float" office:value="10.5940142455162" calcext:value-type="float">
            <text:p>10,5940142455</text:p>
          </table:table-cell>
          <table:table-cell table:formula="of:=[.D10]/[.J10]" office:value-type="float" office:value="21.0429208835643" calcext:value-type="float">
            <text:p>21,0429208836</text:p>
          </table:table-cell>
          <table:table-cell table:formula="of:=[.K10]+[.C10]*(1-[.E10])" office:value-type="float" office:value="89.7203984967042" calcext:value-type="float">
            <text:p>89,7203984967</text:p>
          </table:table-cell>
          <table:table-cell table:formula="of:=([.F10]/[.I10])^(-1/[$Feuille3.$B$14])*[.H10]-[.K10]-[.C10]*(1-[.E10])" office:value-type="float" office:value="108.568398135798" calcext:value-type="float">
            <text:p>108,5683981358</text:p>
          </table:table-cell>
          <table:table-cell table:formula="of:=[.L10]+[.M10]" office:value-type="float" office:value="198.288796632502" calcext:value-type="float">
            <text:p>198,2887966325</text:p>
          </table:table-cell>
          <table:table-cell table:style-name="ce4" table:formula="of:=[.M10]/[.N10]" office:value-type="percentage" office:value="0.547526637811076" calcext:value-type="percentage">
            <text:p>54,7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5.661" calcext:value-type="float">
            <text:p>5,661</text:p>
          </table:table-cell>
          <table:table-cell table:style-name="ce1" office:value-type="float" office:value="0.00691930049162847" calcext:value-type="float">
            <text:p>0,0069193005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1];[$Feuille3.$A$2:.$H$10];8;0)" office:value-type="float" office:value="87.4300893354939" calcext:value-type="float">
            <text:p>87,4300893355</text:p>
          </table:table-cell>
          <table:table-cell table:formula="of:=VLOOKUP([.A11];[$Feuille3.$A$2:.$H$10];6;0)" office:value-type="float" office:value="0.28" calcext:value-type="float">
            <text:p>0,28</text:p>
          </table:table-cell>
          <table:table-cell table:formula="of:=(1/(1+[$Feuille3.$B$13]))*((1-(1/(1+[$Feuille3.$B$13]))^[.G11])/(1-(1/(1+[$Feuille3.$B$13]))))" office:value-type="float" office:value="10.5940142455162" calcext:value-type="float">
            <text:p>10,5940142455</text:p>
          </table:table-cell>
          <table:table-cell table:formula="of:=[.D11]/[.J11]" office:value-type="float" office:value="0.53435835263257" calcext:value-type="float">
            <text:p>0,5343583526</text:p>
          </table:table-cell>
          <table:table-cell table:formula="of:=[.K11]+[.C11]*(1-[.E11])" office:value-type="float" office:value="95.3041382237732" calcext:value-type="float">
            <text:p>95,3041382238</text:p>
          </table:table-cell>
          <table:table-cell table:formula="of:=([.F11]/[.I11])^(-1/[$Feuille3.$B$14])*[.H11]-[.K11]-[.C11]*(1-[.E11])" office:value-type="float" office:value="41.0503468625405" calcext:value-type="float">
            <text:p>41,0503468625</text:p>
          </table:table-cell>
          <table:table-cell table:formula="of:=[.L11]+[.M11]" office:value-type="float" office:value="136.354485086314" calcext:value-type="float">
            <text:p>136,3544850863</text:p>
          </table:table-cell>
          <table:table-cell table:style-name="ce4" table:formula="of:=[.M11]/[.N11]" office:value-type="percentage" office:value="0.301056080674979" calcext:value-type="percentage">
            <text:p>30,1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87.6552424475" calcext:value-type="float">
            <text:p>187,6552424475</text:p>
          </table:table-cell>
          <table:table-cell table:style-name="ce1" office:value-type="float" office:value="0.170955276120403" calcext:value-type="float">
            <text:p>0,1709552761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2];[$Feuille3.$A$2:.$H$10];8;0)" office:value-type="float" office:value="87.4300893354939" calcext:value-type="float">
            <text:p>87,4300893355</text:p>
          </table:table-cell>
          <table:table-cell table:formula="of:=VLOOKUP([.A12];[$Feuille3.$A$2:.$H$10];6;0)" office:value-type="float" office:value="0.28" calcext:value-type="float">
            <text:p>0,28</text:p>
          </table:table-cell>
          <table:table-cell table:formula="of:=(1/(1+[$Feuille3.$B$13]))*((1-(1/(1+[$Feuille3.$B$13]))^[.G12])/(1-(1/(1+[$Feuille3.$B$13]))))" office:value-type="float" office:value="10.5940142455162" calcext:value-type="float">
            <text:p>10,5940142455</text:p>
          </table:table-cell>
          <table:table-cell table:formula="of:=[.D12]/[.J12]" office:value-type="float" office:value="17.7133273656795" calcext:value-type="float">
            <text:p>17,7133273657</text:p>
          </table:table-cell>
          <table:table-cell table:formula="of:=[.K12]+[.C12]*(1-[.E12])" office:value-type="float" office:value="96.8291394283805" calcext:value-type="float">
            <text:p>96,8291394284</text:p>
          </table:table-cell>
          <table:table-cell table:formula="of:=([.F12]/[.I12])^(-1/[$Feuille3.$B$14])*[.H12]-[.K12]-[.C12]*(1-[.E12])" office:value-type="float" office:value="101.459657204122" calcext:value-type="float">
            <text:p>101,4596572041</text:p>
          </table:table-cell>
          <table:table-cell table:formula="of:=[.L12]+[.M12]" office:value-type="float" office:value="198.288796632502" calcext:value-type="float">
            <text:p>198,2887966325</text:p>
          </table:table-cell>
          <table:table-cell table:style-name="ce4" table:formula="of:=[.M12]/[.N12]" office:value-type="percentage" office:value="0.511676196170385" calcext:value-type="percentage">
            <text:p>51,1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34.57023332" calcext:value-type="float">
            <text:p>134,57023332</text:p>
          </table:table-cell>
          <table:table-cell table:style-name="ce1" office:value-type="float" office:value="0.0721745391197505" calcext:value-type="float">
            <text:p>0,0721745391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3];[$Feuille3.$A$2:.$H$10];8;0)" office:value-type="float" office:value="87.4300893354939" calcext:value-type="float">
            <text:p>87,4300893355</text:p>
          </table:table-cell>
          <table:table-cell table:formula="of:=VLOOKUP([.A13];[$Feuille3.$A$2:.$H$10];6;0)" office:value-type="float" office:value="0.28" calcext:value-type="float">
            <text:p>0,28</text:p>
          </table:table-cell>
          <table:table-cell table:formula="of:=(1/(1+[$Feuille3.$B$13]))*((1-(1/(1+[$Feuille3.$B$13]))^[.G13])/(1-(1/(1+[$Feuille3.$B$13]))))" office:value-type="float" office:value="10.5940142455162" calcext:value-type="float">
            <text:p>10,5940142455</text:p>
          </table:table-cell>
          <table:table-cell table:formula="of:=[.D13]/[.J13]" office:value-type="float" office:value="12.7024780410274" calcext:value-type="float">
            <text:p>12,702478041</text:p>
          </table:table-cell>
          <table:table-cell table:formula="of:=[.K13]+[.C13]*(1-[.E13])" office:value-type="float" office:value="101.244944660297" calcext:value-type="float">
            <text:p>101,2449446603</text:p>
          </table:table-cell>
          <table:table-cell table:formula="of:=([.F13]/[.I13])^(-1/[$Feuille3.$B$14])*[.H13]-[.K13]-[.C13]*(1-[.E13])" office:value-type="float" office:value="35.1095404260167" calcext:value-type="float">
            <text:p>35,109540426</text:p>
          </table:table-cell>
          <table:table-cell table:formula="of:=[.L13]+[.M13]" office:value-type="float" office:value="136.354485086314" calcext:value-type="float">
            <text:p>136,3544850863</text:p>
          </table:table-cell>
          <table:table-cell table:style-name="ce4" table:formula="of:=[.M13]/[.N13]" office:value-type="percentage" office:value="0.257487242930015" calcext:value-type="percentage">
            <text:p>25,7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97.452380915635" calcext:value-type="float">
            <text:p>197,4523809156</text:p>
          </table:table-cell>
          <table:table-cell table:style-name="ce1" office:value-type="float" office:value="0.684811222586521" calcext:value-type="float">
            <text:p>0,6848112226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4];[$Feuille3.$A$2:.$H$10];8;0)" office:value-type="float" office:value="36.5350376358407" calcext:value-type="float">
            <text:p>36,5350376358</text:p>
          </table:table-cell>
          <table:table-cell table:formula="of:=VLOOKUP([.A14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4])/(1-(1/(1+[$Feuille3.$B$13]))))" office:value-type="float" office:value="13.800746294034" calcext:value-type="float">
            <text:p>13,800746294</text:p>
          </table:table-cell>
          <table:table-cell table:formula="of:=[.D14]/[.J14]" office:value-type="float" office:value="14.3073698123842" calcext:value-type="float">
            <text:p>14,3073698124</text:p>
          </table:table-cell>
          <table:table-cell table:formula="of:=[.K14]+[.C14]*(1-[.E14])" office:value-type="float" office:value="28.3443138767935" calcext:value-type="float">
            <text:p>28,3443138768</text:p>
          </table:table-cell>
          <table:table-cell table:formula="of:=([.F14]/[.I14])^(-1/[$Feuille3.$B$14])*[.H14]-[.K14]-[.C14]*(1-[.E14])" office:value-type="float" office:value="67.533982527424" calcext:value-type="float">
            <text:p>67,5339825274</text:p>
          </table:table-cell>
          <table:table-cell table:formula="of:=[.L14]+[.M14]" office:value-type="float" office:value="95.8782964042176" calcext:value-type="float">
            <text:p>95,8782964042</text:p>
          </table:table-cell>
          <table:table-cell table:style-name="ce4" table:formula="of:=[.M14]/[.N14]" office:value-type="percentage" office:value="0.70437194923348" calcext:value-type="percentage">
            <text:p>70,4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307539702381" calcext:value-type="float">
            <text:p>166,3075397024</text:p>
          </table:table-cell>
          <table:table-cell table:style-name="ce1" office:value-type="float" office:value="0.405371206761337" calcext:value-type="float">
            <text:p>0,4053712068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5];[$Feuille3.$A$2:.$H$10];8;0)" office:value-type="float" office:value="36.5350376358407" calcext:value-type="float">
            <text:p>36,5350376358</text:p>
          </table:table-cell>
          <table:table-cell table:formula="of:=VLOOKUP([.A15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5])/(1-(1/(1+[$Feuille3.$B$13]))))" office:value-type="float" office:value="13.800746294034" calcext:value-type="float">
            <text:p>13,800746294</text:p>
          </table:table-cell>
          <table:table-cell table:formula="of:=[.D15]/[.J15]" office:value-type="float" office:value="12.0506193041369" calcext:value-type="float">
            <text:p>12,0506193041</text:p>
          </table:table-cell>
          <table:table-cell table:formula="of:=[.K15]+[.C15]*(1-[.E15])" office:value-type="float" office:value="38.5324349901968" calcext:value-type="float">
            <text:p>38,5324349902</text:p>
          </table:table-cell>
          <table:table-cell table:formula="of:=([.F15]/[.I15])^(-1/[$Feuille3.$B$14])*[.H15]-[.K15]-[.C15]*(1-[.E15])" office:value-type="float" office:value="27.3988529049011" calcext:value-type="float">
            <text:p>27,3988529049</text:p>
          </table:table-cell>
          <table:table-cell table:formula="of:=[.L15]+[.M15]" office:value-type="float" office:value="65.9312878950979" calcext:value-type="float">
            <text:p>65,9312878951</text:p>
          </table:table-cell>
          <table:table-cell table:style-name="ce4" table:formula="of:=[.M15]/[.N15]" office:value-type="percentage" office:value="0.415566778378346" calcext:value-type="percentage">
            <text:p>41,5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7.293650756905" calcext:value-type="float">
            <text:p>137,2936507569</text:p>
          </table:table-cell>
          <table:table-cell table:style-name="ce1" office:value-type="float" office:value="0.17120280564663" calcext:value-type="float">
            <text:p>0,1712028056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6];[$Feuille3.$A$2:.$H$10];8;0)" office:value-type="float" office:value="36.5350376358407" calcext:value-type="float">
            <text:p>36,5350376358</text:p>
          </table:table-cell>
          <table:table-cell table:formula="of:=VLOOKUP([.A16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6])/(1-(1/(1+[$Feuille3.$B$13]))))" office:value-type="float" office:value="10.5940142455162" calcext:value-type="float">
            <text:p>10,5940142455</text:p>
          </table:table-cell>
          <table:table-cell table:formula="of:=[.D16]/[.J16]" office:value-type="float" office:value="12.959549380917" calcext:value-type="float">
            <text:p>12,9595493809</text:p>
          </table:table-cell>
          <table:table-cell table:formula="of:=[.K16]+[.C16]*(1-[.E16])" office:value-type="float" office:value="49.8700636236748" calcext:value-type="float">
            <text:p>49,8700636237</text:p>
          </table:table-cell>
          <table:table-cell table:formula="of:=([.F16]/[.I16])^(-1/[$Feuille3.$B$14])*[.H16]-[.K16]-[.C16]*(1-[.E16])" office:value-type="float" office:value="38.0507218345686" calcext:value-type="float">
            <text:p>38,0507218346</text:p>
          </table:table-cell>
          <table:table-cell table:formula="of:=[.L16]+[.M16]" office:value-type="float" office:value="87.9207854582434" calcext:value-type="float">
            <text:p>87,9207854582</text:p>
          </table:table-cell>
          <table:table-cell table:style-name="ce4" table:formula="of:=[.M16]/[.N16]" office:value-type="percentage" office:value="0.432784143547492" calcext:value-type="percentage">
            <text:p>43,2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6.5753968619048" calcext:value-type="float">
            <text:p>26,5753968619</text:p>
          </table:table-cell>
          <table:table-cell table:style-name="ce1" office:value-type="float" office:value="0.0241403880154499" calcext:value-type="float">
            <text:p>0,024140388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7];[$Feuille3.$A$2:.$H$10];8;0)" office:value-type="float" office:value="36.5350376358407" calcext:value-type="float">
            <text:p>36,5350376358</text:p>
          </table:table-cell>
          <table:table-cell table:formula="of:=VLOOKUP([.A17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7])/(1-(1/(1+[$Feuille3.$B$13]))))" office:value-type="float" office:value="10.5940142455162" calcext:value-type="float">
            <text:p>10,5940142455</text:p>
          </table:table-cell>
          <table:table-cell table:formula="of:=[.D17]/[.J17]" office:value-type="float" office:value="2.50852946258333" calcext:value-type="float">
            <text:p>2,5085294626</text:p>
          </table:table-cell>
          <table:table-cell table:formula="of:=[.K17]+[.C17]*(1-[.E17])" office:value-type="float" office:value="45.9684740093193" calcext:value-type="float">
            <text:p>45,9684740093</text:p>
          </table:table-cell>
          <table:table-cell table:formula="of:=([.F17]/[.I17])^(-1/[$Feuille3.$B$14])*[.H17]-[.K17]-[.C17]*(1-[.E17])" office:value-type="float" office:value="14.4907835641767" calcext:value-type="float">
            <text:p>14,4907835642</text:p>
          </table:table-cell>
          <table:table-cell table:formula="of:=[.L17]+[.M17]" office:value-type="float" office:value="60.459257573496" calcext:value-type="float">
            <text:p>60,4592575735</text:p>
          </table:table-cell>
          <table:table-cell table:style-name="ce4" table:formula="of:=[.M17]/[.N17]" office:value-type="percentage" office:value="0.239678490040359" calcext:value-type="percentage">
            <text:p>23,9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22.528968228571" calcext:value-type="float">
            <text:p>122,5289682286</text:p>
          </table:table-cell>
          <table:table-cell table:style-name="ce1" office:value-type="float" office:value="0.0821773467103825" calcext:value-type="float">
            <text:p>0,0821773467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8];[$Feuille3.$A$2:.$H$10];8;0)" office:value-type="float" office:value="36.5350376358407" calcext:value-type="float">
            <text:p>36,5350376358</text:p>
          </table:table-cell>
          <table:table-cell table:formula="of:=VLOOKUP([.A18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8])/(1-(1/(1+[$Feuille3.$B$13]))))" office:value-type="float" office:value="10.5940142455162" calcext:value-type="float">
            <text:p>10,5940142455</text:p>
          </table:table-cell>
          <table:table-cell table:formula="of:=[.D18]/[.J18]" office:value-type="float" office:value="11.5658677993973" calcext:value-type="float">
            <text:p>11,5658677994</text:p>
          </table:table-cell>
          <table:table-cell table:formula="of:=[.K18]+[.C18]*(1-[.E18])" office:value-type="float" office:value="52.4411342064021" calcext:value-type="float">
            <text:p>52,4411342064</text:p>
          </table:table-cell>
          <table:table-cell table:formula="of:=([.F18]/[.I18])^(-1/[$Feuille3.$B$14])*[.H18]-[.K18]-[.C18]*(1-[.E18])" office:value-type="float" office:value="35.4796512518413" calcext:value-type="float">
            <text:p>35,4796512518</text:p>
          </table:table-cell>
          <table:table-cell table:formula="of:=[.L18]+[.M18]" office:value-type="float" office:value="87.9207854582434" calcext:value-type="float">
            <text:p>87,9207854582</text:p>
          </table:table-cell>
          <table:table-cell table:style-name="ce4" table:formula="of:=[.M18]/[.N18]" office:value-type="percentage" office:value="0.403541108816547" calcext:value-type="percentage">
            <text:p>40,3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5198415" calcext:value-type="float">
            <text:p>112,25198415</text:p>
          </table:table-cell>
          <table:table-cell table:style-name="ce1" office:value-type="float" office:value="0.0371362314554078" calcext:value-type="float">
            <text:p>0,0371362315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9];[$Feuille3.$A$2:.$H$10];8;0)" office:value-type="float" office:value="36.5350376358407" calcext:value-type="float">
            <text:p>36,5350376358</text:p>
          </table:table-cell>
          <table:table-cell table:formula="of:=VLOOKUP([.A19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9])/(1-(1/(1+[$Feuille3.$B$13]))))" office:value-type="float" office:value="10.5940142455162" calcext:value-type="float">
            <text:p>10,5940142455</text:p>
          </table:table-cell>
          <table:table-cell table:formula="of:=[.D19]/[.J19]" office:value-type="float" office:value="10.5957932044041" calcext:value-type="float">
            <text:p>10,5957932044</text:p>
          </table:table-cell>
          <table:table-cell table:formula="of:=[.K19]+[.C19]*(1-[.E19])" office:value-type="float" office:value="53.4769673744359" calcext:value-type="float">
            <text:p>53,4769673744</text:p>
          </table:table-cell>
          <table:table-cell table:formula="of:=([.F19]/[.I19])^(-1/[$Feuille3.$B$14])*[.H19]-[.K19]-[.C19]*(1-[.E19])" office:value-type="float" office:value="6.98229019906005" calcext:value-type="float">
            <text:p>6,9822901991</text:p>
          </table:table-cell>
          <table:table-cell table:formula="of:=[.L19]+[.M19]" office:value-type="float" office:value="60.459257573496" calcext:value-type="float">
            <text:p>60,4592575735</text:p>
          </table:table-cell>
          <table:table-cell table:style-name="ce4" table:formula="of:=[.M19]/[.N19]" office:value-type="percentage" office:value="0.115487527953386" calcext:value-type="percentage">
            <text:p>11,5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3.477992495271" calcext:value-type="float">
            <text:p>133,4779924953</text:p>
          </table:table-cell>
          <table:table-cell table:style-name="ce1" office:value-type="float" office:value="0.712221317633418" calcext:value-type="float">
            <text:p>0,7122213176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0];[$Feuille3.$A$2:.$H$10];8;0)" office:value-type="float" office:value="3.23445621889034" calcext:value-type="float">
            <text:p>3,2344562189</text:p>
          </table:table-cell>
          <table:table-cell table:formula="of:=VLOOKUP([.A20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0])/(1-(1/(1+[$Feuille3.$B$13]))))" office:value-type="float" office:value="13.800746294034" calcext:value-type="float">
            <text:p>13,800746294</text:p>
          </table:table-cell>
          <table:table-cell table:formula="of:=[.D20]/[.J20]" office:value-type="float" office:value="9.67179525305619" calcext:value-type="float">
            <text:p>9,6717952531</text:p>
          </table:table-cell>
          <table:table-cell table:formula="of:=[.K20]+[.C20]*(1-[.E20])" office:value-type="float" office:value="12.9048322607471" calcext:value-type="float">
            <text:p>12,9048322607</text:p>
          </table:table-cell>
          <table:table-cell table:formula="of:=([.F20]/[.I20])^(-1/[$Feuille3.$B$14])*[.H20]-[.K20]-[.C20]*(1-[.E20])" office:value-type="float" office:value="-3.59170025750578" calcext:value-type="float">
            <text:p>-3,5917002575</text:p>
          </table:table-cell>
          <table:table-cell table:formula="of:=[.L20]+[.M20]" office:value-type="float" office:value="9.31313200324135" calcext:value-type="float">
            <text:p>9,3131320032</text:p>
          </table:table-cell>
          <table:table-cell table:style-name="ce4" table:formula="of:=[.M20]/[.N20]" office:value-type="percentage" office:value="-0.385659760460361" calcext:value-type="percentage">
            <text:p>-38,5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58.7647460878085" calcext:value-type="float">
            <text:p>58,7647460878</text:p>
          </table:table-cell>
          <table:table-cell table:style-name="ce1" office:value-type="float" office:value="0.258651608233669" calcext:value-type="float">
            <text:p>0,2586516082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1];[$Feuille3.$A$2:.$H$10];8;0)" office:value-type="float" office:value="3.23445621889034" calcext:value-type="float">
            <text:p>3,2344562189</text:p>
          </table:table-cell>
          <table:table-cell table:formula="of:=VLOOKUP([.A2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1])/(1-(1/(1+[$Feuille3.$B$13]))))" office:value-type="float" office:value="13.800746294034" calcext:value-type="float">
            <text:p>13,800746294</text:p>
          </table:table-cell>
          <table:table-cell table:formula="of:=[.D21]/[.J21]" office:value-type="float" office:value="4.25808465975585" calcext:value-type="float">
            <text:p>4,2580846598</text:p>
          </table:table-cell>
          <table:table-cell table:formula="of:=[.K21]+[.C21]*(1-[.E21])" office:value-type="float" office:value="12.586730709777" calcext:value-type="float">
            <text:p>12,5867307098</text:p>
          </table:table-cell>
          <table:table-cell table:formula="of:=([.F21]/[.I21])^(-1/[$Feuille3.$B$14])*[.H21]-[.K21]-[.C21]*(1-[.E21])" office:value-type="float" office:value="-6.18249940468521" calcext:value-type="float">
            <text:p>-6,1824994047</text:p>
          </table:table-cell>
          <table:table-cell table:formula="of:=[.L21]+[.M21]" office:value-type="float" office:value="6.40423130509175" calcext:value-type="float">
            <text:p>6,4042313051</text:p>
          </table:table-cell>
          <table:table-cell table:style-name="ce4" table:formula="of:=[.M21]/[.N21]" office:value-type="percentage" office:value="-0.965377281075053" calcext:value-type="percentage">
            <text:p>-96,5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3418245825" calcext:value-type="float">
            <text:p>101,3418245825</text:p>
          </table:table-cell>
          <table:table-cell table:style-name="ce1" office:value-type="float" office:value="0.258712731001006" calcext:value-type="float">
            <text:p>0,258712731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2];[$Feuille3.$A$2:.$H$10];8;0)" office:value-type="float" office:value="3.23445621889034" calcext:value-type="float">
            <text:p>3,2344562189</text:p>
          </table:table-cell>
          <table:table-cell table:formula="of:=VLOOKUP([.A22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2])/(1-(1/(1+[$Feuille3.$B$13]))))" office:value-type="float" office:value="10.5940142455162" calcext:value-type="float">
            <text:p>10,5940142455</text:p>
          </table:table-cell>
          <table:table-cell table:formula="of:=[.D22]/[.J22]" office:value-type="float" office:value="9.56595132250197" calcext:value-type="float">
            <text:p>9,5659513225</text:p>
          </table:table-cell>
          <table:table-cell table:formula="of:=[.K22]+[.C22]*(1-[.E22])" office:value-type="float" office:value="17.8939106914695" calcext:value-type="float">
            <text:p>17,8939106915</text:p>
          </table:table-cell>
          <table:table-cell table:formula="of:=([.F22]/[.I22])^(-1/[$Feuille3.$B$14])*[.H22]-[.K22]-[.C22]*(1-[.E22])" office:value-type="float" office:value="-9.35373098959833" calcext:value-type="float">
            <text:p>-9,3537309896</text:p>
          </table:table-cell>
          <table:table-cell table:formula="of:=[.L22]+[.M22]" office:value-type="float" office:value="8.54017970187114" calcext:value-type="float">
            <text:p>8,5401797019</text:p>
          </table:table-cell>
          <table:table-cell table:style-name="ce4" table:formula="of:=[.M22]/[.N22]" office:value-type="percentage" office:value="-1.09526161229944" calcext:value-type="percentage">
            <text:p>-109,5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54.5031072127941" calcext:value-type="float">
            <text:p>54,5031072128</text:p>
          </table:table-cell>
          <table:table-cell table:style-name="ce1" office:value-type="float" office:value="0.0873413565676939" calcext:value-type="float">
            <text:p>0,0873413566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3];[$Feuille3.$A$2:.$H$10];8;0)" office:value-type="float" office:value="3.23445621889034" calcext:value-type="float">
            <text:p>3,2344562189</text:p>
          </table:table-cell>
          <table:table-cell table:formula="of:=VLOOKUP([.A2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3])/(1-(1/(1+[$Feuille3.$B$13]))))" office:value-type="float" office:value="10.5940142455162" calcext:value-type="float">
            <text:p>10,5940142455</text:p>
          </table:table-cell>
          <table:table-cell table:formula="of:=[.D23]/[.J23]" office:value-type="float" office:value="5.14470775191398" calcext:value-type="float">
            <text:p>5,1447077519</text:p>
          </table:table-cell>
          <table:table-cell table:formula="of:=[.K23]+[.C23]*(1-[.E23])" office:value-type="float" office:value="15.3979313240721" calcext:value-type="float">
            <text:p>15,3979313241</text:p>
          </table:table-cell>
          <table:table-cell table:formula="of:=([.F23]/[.I23])^(-1/[$Feuille3.$B$14])*[.H23]-[.K23]-[.C23]*(1-[.E23])" office:value-type="float" office:value="-9.52522532368509" calcext:value-type="float">
            <text:p>-9,5252253237</text:p>
          </table:table-cell>
          <table:table-cell table:formula="of:=[.L23]+[.M23]" office:value-type="float" office:value="5.87270600038706" calcext:value-type="float">
            <text:p>5,8727060004</text:p>
          </table:table-cell>
          <table:table-cell table:style-name="ce4" table:formula="of:=[.M23]/[.N23]" office:value-type="percentage" office:value="-1.6219482676397" calcext:value-type="percentage">
            <text:p>-162,1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6.0531565536765" calcext:value-type="float">
            <text:p>66,0531565537</text:p>
          </table:table-cell>
          <table:table-cell table:style-name="ce1" office:value-type="float" office:value="0.172022535979675" calcext:value-type="float">
            <text:p>0,172022536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4];[$Feuille3.$A$2:.$H$10];8;0)" office:value-type="float" office:value="3.23445621889034" calcext:value-type="float">
            <text:p>3,2344562189</text:p>
          </table:table-cell>
          <table:table-cell table:formula="of:=VLOOKUP([.A24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4])/(1-(1/(1+[$Feuille3.$B$13]))))" office:value-type="float" office:value="10.5940142455162" calcext:value-type="float">
            <text:p>10,5940142455</text:p>
          </table:table-cell>
          <table:table-cell table:formula="of:=[.D24]/[.J24]" office:value-type="float" office:value="6.23495070167883" calcext:value-type="float">
            <text:p>6,2349507017</text:p>
          </table:table-cell>
          <table:table-cell table:formula="of:=[.K24]+[.C24]*(1-[.E24])" office:value-type="float" office:value="15.5368272711945" calcext:value-type="float">
            <text:p>15,5368272712</text:p>
          </table:table-cell>
          <table:table-cell table:formula="of:=([.F24]/[.I24])^(-1/[$Feuille3.$B$14])*[.H24]-[.K24]-[.C24]*(1-[.E24])" office:value-type="float" office:value="-6.99664756932337" calcext:value-type="float">
            <text:p>-6,9966475693</text:p>
          </table:table-cell>
          <table:table-cell table:formula="of:=[.L24]+[.M24]" office:value-type="float" office:value="8.54017970187114" calcext:value-type="float">
            <text:p>8,5401797019</text:p>
          </table:table-cell>
          <table:table-cell table:style-name="ce4" table:formula="of:=[.M24]/[.N24]" office:value-type="percentage" office:value="-0.819262335638021" calcext:value-type="percentage">
            <text:p>-81,9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38.2160296610294" calcext:value-type="float">
            <text:p>38,216029661</text:p>
          </table:table-cell>
          <table:table-cell table:style-name="ce1" office:value-type="float" office:value="0.062386683278567" calcext:value-type="float">
            <text:p>0,0623866833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5];[$Feuille3.$A$2:.$H$10];8;0)" office:value-type="float" office:value="3.23445621889034" calcext:value-type="float">
            <text:p>3,2344562189</text:p>
          </table:table-cell>
          <table:table-cell table:formula="of:=VLOOKUP([.A25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5])/(1-(1/(1+[$Feuille3.$B$13]))))" office:value-type="float" office:value="10.5940142455162" calcext:value-type="float">
            <text:p>10,5940142455</text:p>
          </table:table-cell>
          <table:table-cell table:formula="of:=[.D25]/[.J25]" office:value-type="float" office:value="3.60732284999561" calcext:value-type="float">
            <text:p>3,60732285</text:p>
          </table:table-cell>
          <table:table-cell table:formula="of:=[.K25]+[.C25]*(1-[.E25])" office:value-type="float" office:value="14.1408986066697" calcext:value-type="float">
            <text:p>14,1408986067</text:p>
          </table:table-cell>
          <table:table-cell table:formula="of:=([.F25]/[.I25])^(-1/[$Feuille3.$B$14])*[.H25]-[.K25]-[.C25]*(1-[.E25])" office:value-type="float" office:value="-8.26819260628263" calcext:value-type="float">
            <text:p>-8,2681926063</text:p>
          </table:table-cell>
          <table:table-cell table:formula="of:=[.L25]+[.M25]" office:value-type="float" office:value="5.87270600038706" calcext:value-type="float">
            <text:p>5,8727060004</text:p>
          </table:table-cell>
          <table:table-cell table:style-name="ce4" table:formula="of:=[.M25]/[.N25]" office:value-type="percentage" office:value="-1.40790167356202" calcext:value-type="percentage">
            <text:p>-140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70.0470423515031" calcext:value-type="float">
            <text:p>70,0470423515</text:p>
          </table:table-cell>
          <table:table-cell table:style-name="ce1" office:value-type="float" office:value="0.494580903855134" calcext:value-type="float">
            <text:p>0,4945809039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6];[$Feuille3.$A$2:.$H$10];8;0)" office:value-type="float" office:value="15.5477071725207" calcext:value-type="float">
            <text:p>15,5477071725</text:p>
          </table:table-cell>
          <table:table-cell table:formula="of:=VLOOKUP([.A26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6])/(1-(1/(1+[$Feuille3.$B$13]))))" office:value-type="float" office:value="13.800746294034" calcext:value-type="float">
            <text:p>13,800746294</text:p>
          </table:table-cell>
          <table:table-cell table:formula="of:=[.D26]/[.J26]" office:value-type="float" office:value="5.07559814948444" calcext:value-type="float">
            <text:p>5,0755981495</text:p>
          </table:table-cell>
          <table:table-cell table:formula="of:=[.K26]+[.C26]*(1-[.E26])" office:value-type="float" office:value="16.9770590247522" calcext:value-type="float">
            <text:p>16,9770590248</text:p>
          </table:table-cell>
          <table:table-cell table:formula="of:=([.F26]/[.I26])^(-1/[$Feuille3.$B$14])*[.H26]-[.K26]-[.C26]*(1-[.E26])" office:value-type="float" office:value="19.889700193313" calcext:value-type="float">
            <text:p>19,8897001933</text:p>
          </table:table-cell>
          <table:table-cell table:formula="of:=[.L26]+[.M26]" office:value-type="float" office:value="36.8667592180652" calcext:value-type="float">
            <text:p>36,8667592181</text:p>
          </table:table-cell>
          <table:table-cell table:style-name="ce4" table:formula="of:=[.M26]/[.N26]" office:value-type="percentage" office:value="0.539502267494313" calcext:value-type="percentage">
            <text:p>53,9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1.3861259970408" calcext:value-type="float">
            <text:p>31,386125997</text:p>
          </table:table-cell>
          <table:table-cell table:style-name="ce1" office:value-type="float" office:value="0.187537887162885" calcext:value-type="float">
            <text:p>0,1875378872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7];[$Feuille3.$A$2:.$H$10];8;0)" office:value-type="float" office:value="15.5477071725207" calcext:value-type="float">
            <text:p>15,5477071725</text:p>
          </table:table-cell>
          <table:table-cell table:formula="of:=VLOOKUP([.A27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7])/(1-(1/(1+[$Feuille3.$B$13]))))" office:value-type="float" office:value="13.800746294034" calcext:value-type="float">
            <text:p>13,800746294</text:p>
          </table:table-cell>
          <table:table-cell table:formula="of:=[.D27]/[.J27]" office:value-type="float" office:value="2.27423396737674" calcext:value-type="float">
            <text:p>2,2742339674</text:p>
          </table:table-cell>
          <table:table-cell table:formula="of:=[.K27]+[.C27]*(1-[.E27])" office:value-type="float" office:value="21.4058538889888" calcext:value-type="float">
            <text:p>21,405853889</text:p>
          </table:table-cell>
          <table:table-cell table:formula="of:=([.F27]/[.I27])^(-1/[$Feuille3.$B$14])*[.H27]-[.K27]-[.C27]*(1-[.E27])" office:value-type="float" office:value="3.94579509649099" calcext:value-type="float">
            <text:p>3,9457950965</text:p>
          </table:table-cell>
          <table:table-cell table:formula="of:=[.L27]+[.M27]" office:value-type="float" office:value="25.3516489854798" calcext:value-type="float">
            <text:p>25,3516489855</text:p>
          </table:table-cell>
          <table:table-cell table:style-name="ce4" table:formula="of:=[.M27]/[.N27]" office:value-type="percentage" office:value="0.155642542177472" calcext:value-type="percentage">
            <text:p>15,5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2.3811124975" calcext:value-type="float">
            <text:p>62,3811124975</text:p>
          </table:table-cell>
          <table:table-cell table:style-name="ce1" office:value-type="float" office:value="0.248251322731025" calcext:value-type="float">
            <text:p>0,2482513227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8];[$Feuille3.$A$2:.$H$10];8;0)" office:value-type="float" office:value="15.5477071725207" calcext:value-type="float">
            <text:p>15,5477071725</text:p>
          </table:table-cell>
          <table:table-cell table:formula="of:=VLOOKUP([.A28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8])/(1-(1/(1+[$Feuille3.$B$13]))))" office:value-type="float" office:value="10.5940142455162" calcext:value-type="float">
            <text:p>10,5940142455</text:p>
          </table:table-cell>
          <table:table-cell table:formula="of:=[.D28]/[.J28]" office:value-type="float" office:value="5.8883357197582" calcext:value-type="float">
            <text:p>5,8883357198</text:p>
          </table:table-cell>
          <table:table-cell table:formula="of:=[.K28]+[.C28]*(1-[.E28])" office:value-type="float" office:value="23.5902934391922" calcext:value-type="float">
            <text:p>23,5902934392</text:p>
          </table:table-cell>
          <table:table-cell table:formula="of:=([.F28]/[.I28])^(-1/[$Feuille3.$B$14])*[.H28]-[.K28]-[.C28]*(1-[.E28])" office:value-type="float" office:value="10.2166738236267" calcext:value-type="float">
            <text:p>10,2166738236</text:p>
          </table:table-cell>
          <table:table-cell table:formula="of:=[.L28]+[.M28]" office:value-type="float" office:value="33.8069672628189" calcext:value-type="float">
            <text:p>33,8069672628</text:p>
          </table:table-cell>
          <table:table-cell table:style-name="ce4" table:formula="of:=[.M28]/[.N28]" office:value-type="percentage" office:value="0.302206161948843" calcext:value-type="percentage">
            <text:p>30,2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9.0774842785" calcext:value-type="float">
            <text:p>29,0774842785</text:p>
          </table:table-cell>
          <table:table-cell table:style-name="ce1" office:value-type="float" office:value="0.0665478902005402" calcext:value-type="float">
            <text:p>0,0665478902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9];[$Feuille3.$A$2:.$H$10];8;0)" office:value-type="float" office:value="15.5477071725207" calcext:value-type="float">
            <text:p>15,5477071725</text:p>
          </table:table-cell>
          <table:table-cell table:formula="of:=VLOOKUP([.A29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9])/(1-(1/(1+[$Feuille3.$B$13]))))" office:value-type="float" office:value="10.5940142455162" calcext:value-type="float">
            <text:p>10,5940142455</text:p>
          </table:table-cell>
          <table:table-cell table:formula="of:=[.D29]/[.J29]" office:value-type="float" office:value="2.74470881430114" calcext:value-type="float">
            <text:p>2,7447088143</text:p>
          </table:table-cell>
          <table:table-cell table:formula="of:=[.K29]+[.C29]*(1-[.E29])" office:value-type="float" office:value="24.7253657551503" calcext:value-type="float">
            <text:p>24,7253657552</text:p>
          </table:table-cell>
          <table:table-cell table:formula="of:=([.F29]/[.I29])^(-1/[$Feuille3.$B$14])*[.H29]-[.K29]-[.C29]*(1-[.E29])" office:value-type="float" office:value="-1.47780113355977" calcext:value-type="float">
            <text:p>-1,4778011336</text:p>
          </table:table-cell>
          <table:table-cell table:formula="of:=[.L29]+[.M29]" office:value-type="float" office:value="23.2475646215906" calcext:value-type="float">
            <text:p>23,2475646216</text:p>
          </table:table-cell>
          <table:table-cell table:style-name="ce4" table:formula="of:=[.M29]/[.N29]" office:value-type="percentage" office:value="-0.0635679976640349" calcext:value-type="percentage">
            <text:p>-6,3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8.3102190225" calcext:value-type="float">
            <text:p>58,3102190225</text:p>
          </table:table-cell>
          <table:table-cell table:style-name="ce1" office:value-type="float" office:value="0.193253842284008" calcext:value-type="float">
            <text:p>0,1932538423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0];[$Feuille3.$A$2:.$H$10];8;0)" office:value-type="float" office:value="15.5477071725207" calcext:value-type="float">
            <text:p>15,5477071725</text:p>
          </table:table-cell>
          <table:table-cell table:formula="of:=VLOOKUP([.A30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0])/(1-(1/(1+[$Feuille3.$B$13]))))" office:value-type="float" office:value="10.5940142455162" calcext:value-type="float">
            <text:p>10,5940142455</text:p>
          </table:table-cell>
          <table:table-cell table:formula="of:=[.D30]/[.J30]" office:value-type="float" office:value="5.50407217426382" calcext:value-type="float">
            <text:p>5,5040721743</text:p>
          </table:table-cell>
          <table:table-cell table:formula="of:=[.K30]+[.C30]*(1-[.E30])" office:value-type="float" office:value="24.5010944584741" calcext:value-type="float">
            <text:p>24,5010944585</text:p>
          </table:table-cell>
          <table:table-cell table:formula="of:=([.F30]/[.I30])^(-1/[$Feuille3.$B$14])*[.H30]-[.K30]-[.C30]*(1-[.E30])" office:value-type="float" office:value="9.30587280434477" calcext:value-type="float">
            <text:p>9,3058728043</text:p>
          </table:table-cell>
          <table:table-cell table:formula="of:=[.L30]+[.M30]" office:value-type="float" office:value="33.8069672628189" calcext:value-type="float">
            <text:p>33,8069672628</text:p>
          </table:table-cell>
          <table:table-cell table:style-name="ce4" table:formula="of:=[.M30]/[.N30]" office:value-type="percentage" office:value="0.275264939679444" calcext:value-type="percentage">
            <text:p>27,5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8.7396746825" calcext:value-type="float">
            <text:p>18,7396746825</text:p>
          </table:table-cell>
          <table:table-cell table:style-name="ce1" office:value-type="float" office:value="0.0413629628527826" calcext:value-type="float">
            <text:p>0,0413629629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1];[$Feuille3.$A$2:.$H$10];8;0)" office:value-type="float" office:value="15.5477071725207" calcext:value-type="float">
            <text:p>15,5477071725</text:p>
          </table:table-cell>
          <table:table-cell table:formula="of:=VLOOKUP([.A31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1])/(1-(1/(1+[$Feuille3.$B$13]))))" office:value-type="float" office:value="10.5940142455162" calcext:value-type="float">
            <text:p>10,5940142455</text:p>
          </table:table-cell>
          <table:table-cell table:formula="of:=[.D31]/[.J31]" office:value-type="float" office:value="1.76889272075799" calcext:value-type="float">
            <text:p>1,7688927208</text:p>
          </table:table-cell>
          <table:table-cell table:formula="of:=[.K31]+[.C31]*(1-[.E31])" office:value-type="float" office:value="24.3425969559458" calcext:value-type="float">
            <text:p>24,3425969559</text:p>
          </table:table-cell>
          <table:table-cell table:formula="of:=([.F31]/[.I31])^(-1/[$Feuille3.$B$14])*[.H31]-[.K31]-[.C31]*(1-[.E31])" office:value-type="float" office:value="-1.09503233435528" calcext:value-type="float">
            <text:p>-1,0950323344</text:p>
          </table:table-cell>
          <table:table-cell table:formula="of:=[.L31]+[.M31]" office:value-type="float" office:value="23.2475646215906" calcext:value-type="float">
            <text:p>23,2475646216</text:p>
          </table:table-cell>
          <table:table-cell table:style-name="ce4" table:formula="of:=[.M31]/[.N31]" office:value-type="percentage" office:value="-0.047103098848397" calcext:value-type="percentage">
            <text:p>-4,7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80.7666549440467" calcext:value-type="float">
            <text:p>80,766654944</text:p>
          </table:table-cell>
          <table:table-cell table:style-name="ce1" office:value-type="float" office:value="0.802588452808961" calcext:value-type="float">
            <text:p>0,8025884528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2];[$Feuille3.$A$2:.$H$10];8;0)" office:value-type="float" office:value="20.7005606896207" calcext:value-type="float">
            <text:p>20,7005606896</text:p>
          </table:table-cell>
          <table:table-cell table:formula="of:=VLOOKUP([.A32];[$Feuille3.$A$2:.$H$10];6;0)" office:value-type="float" office:value="0.39" calcext:value-type="float">
            <text:p>0,39</text:p>
          </table:table-cell>
          <table:table-cell table:formula="of:=(1/(1+[$Feuille3.$B$13]))*((1-(1/(1+[$Feuille3.$B$13]))^[.G32])/(1-(1/(1+[$Feuille3.$B$13]))))" office:value-type="float" office:value="13.800746294034" calcext:value-type="float">
            <text:p>13,800746294</text:p>
          </table:table-cell>
          <table:table-cell table:formula="of:=[.D32]/[.J32]" office:value-type="float" office:value="5.85233966506303" calcext:value-type="float">
            <text:p>5,8523396651</text:p>
          </table:table-cell>
          <table:table-cell table:formula="of:=[.K32]+[.C32]*(1-[.E32])" office:value-type="float" office:value="11.5181617559921" calcext:value-type="float">
            <text:p>11,518161756</text:p>
          </table:table-cell>
          <table:table-cell table:formula="of:=([.F32]/[.I32])^(-1/[$Feuille3.$B$14])*[.H32]-[.K32]-[.C32]*(1-[.E32])" office:value-type="float" office:value="41.8443711003895" calcext:value-type="float">
            <text:p>41,8443711004</text:p>
          </table:table-cell>
          <table:table-cell table:formula="of:=[.L32]+[.M32]" office:value-type="float" office:value="53.3625328563816" calcext:value-type="float">
            <text:p>53,3625328564</text:p>
          </table:table-cell>
          <table:table-cell table:style-name="ce4" table:formula="of:=[.M32]/[.N32]" office:value-type="percentage" office:value="0.784152641573597" calcext:value-type="percentage">
            <text:p>78,4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4.3332554093357" calcext:value-type="float">
            <text:p>24,3332554093</text:p>
          </table:table-cell>
          <table:table-cell table:style-name="ce1" office:value-type="float" office:value="0.174447852882807" calcext:value-type="float">
            <text:p>0,1744478529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3];[$Feuille3.$A$2:.$H$10];8;0)" office:value-type="float" office:value="20.7005606896207" calcext:value-type="float">
            <text:p>20,7005606896</text:p>
          </table:table-cell>
          <table:table-cell table:formula="of:=VLOOKUP([.A33];[$Feuille3.$A$2:.$H$10];6;0)" office:value-type="float" office:value="0.39" calcext:value-type="float">
            <text:p>0,39</text:p>
          </table:table-cell>
          <table:table-cell table:formula="of:=(1/(1+[$Feuille3.$B$13]))*((1-(1/(1+[$Feuille3.$B$13]))^[.G33])/(1-(1/(1+[$Feuille3.$B$13]))))" office:value-type="float" office:value="13.800746294034" calcext:value-type="float">
            <text:p>13,800746294</text:p>
          </table:table-cell>
          <table:table-cell table:formula="of:=[.D33]/[.J33]" office:value-type="float" office:value="1.76318402576931" calcext:value-type="float">
            <text:p>1,7631840258</text:p>
          </table:table-cell>
          <table:table-cell table:formula="of:=[.K33]+[.C33]*(1-[.E33])" office:value-type="float" office:value="25.4569935263052" calcext:value-type="float">
            <text:p>25,4569935263</text:p>
          </table:table-cell>
          <table:table-cell table:formula="of:=([.F33]/[.I33])^(-1/[$Feuille3.$B$14])*[.H33]-[.K33]-[.C33]*(1-[.E33])" office:value-type="float" office:value="11.2380735380169" calcext:value-type="float">
            <text:p>11,238073538</text:p>
          </table:table-cell>
          <table:table-cell table:formula="of:=[.L33]+[.M33]" office:value-type="float" office:value="36.6950670643221" calcext:value-type="float">
            <text:p>36,6950670643</text:p>
          </table:table-cell>
          <table:table-cell table:style-name="ce4" table:formula="of:=[.M33]/[.N33]" office:value-type="percentage" office:value="0.306255702389585" calcext:value-type="percentage">
            <text:p>30,6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0722255896667" calcext:value-type="float">
            <text:p>55,0722255897</text:p>
          </table:table-cell>
          <table:table-cell table:style-name="ce1" office:value-type="float" office:value="0.276775333660058" calcext:value-type="float">
            <text:p>0,2767753337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4];[$Feuille3.$A$2:.$H$10];8;0)" office:value-type="float" office:value="20.7005606896207" calcext:value-type="float">
            <text:p>20,7005606896</text:p>
          </table:table-cell>
          <table:table-cell table:formula="of:=VLOOKUP([.A34];[$Feuille3.$A$2:.$H$10];6;0)" office:value-type="float" office:value="0.39" calcext:value-type="float">
            <text:p>0,39</text:p>
          </table:table-cell>
          <table:table-cell table:formula="of:=(1/(1+[$Feuille3.$B$13]))*((1-(1/(1+[$Feuille3.$B$13]))^[.G34])/(1-(1/(1+[$Feuille3.$B$13]))))" office:value-type="float" office:value="10.5940142455162" calcext:value-type="float">
            <text:p>10,5940142455</text:p>
          </table:table-cell>
          <table:table-cell table:formula="of:=[.D34]/[.J34]" office:value-type="float" office:value="5.19842850060123" calcext:value-type="float">
            <text:p>5,1984285006</text:p>
          </table:table-cell>
          <table:table-cell table:formula="of:=[.K34]+[.C34]*(1-[.E34])" office:value-type="float" office:value="25.9553819289044" calcext:value-type="float">
            <text:p>25,9553819289</text:p>
          </table:table-cell>
          <table:table-cell table:formula="of:=([.F34]/[.I34])^(-1/[$Feuille3.$B$14])*[.H34]-[.K34]-[.C34]*(1-[.E34])" office:value-type="float" office:value="22.9782764560397" calcext:value-type="float">
            <text:p>22,978276456</text:p>
          </table:table-cell>
          <table:table-cell table:formula="of:=[.L34]+[.M34]" office:value-type="float" office:value="48.9336583849441" calcext:value-type="float">
            <text:p>48,9336583849</text:p>
          </table:table-cell>
          <table:table-cell table:style-name="ce4" table:formula="of:=[.M34]/[.N34]" office:value-type="percentage" office:value="0.469580187021326" calcext:value-type="percentage">
            <text:p>46,9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2.96059431" calcext:value-type="float">
            <text:p>22,96059431</text:p>
          </table:table-cell>
          <table:table-cell table:style-name="ce1" office:value-type="float" office:value="0.0772838744949263" calcext:value-type="float">
            <text:p>0,0772838745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5];[$Feuille3.$A$2:.$H$10];8;0)" office:value-type="float" office:value="20.7005606896207" calcext:value-type="float">
            <text:p>20,7005606896</text:p>
          </table:table-cell>
          <table:table-cell table:formula="of:=VLOOKUP([.A35];[$Feuille3.$A$2:.$H$10];6;0)" office:value-type="float" office:value="0.39" calcext:value-type="float">
            <text:p>0,39</text:p>
          </table:table-cell>
          <table:table-cell table:formula="of:=(1/(1+[$Feuille3.$B$13]))*((1-(1/(1+[$Feuille3.$B$13]))^[.G35])/(1-(1/(1+[$Feuille3.$B$13]))))" office:value-type="float" office:value="10.5940142455162" calcext:value-type="float">
            <text:p>10,5940142455</text:p>
          </table:table-cell>
          <table:table-cell table:formula="of:=[.D35]/[.J35]" office:value-type="float" office:value="2.16731767372485" calcext:value-type="float">
            <text:p>2,1673176737</text:p>
          </table:table-cell>
          <table:table-cell table:formula="of:=[.K35]+[.C35]*(1-[.E35])" office:value-type="float" office:value="28.649787832798" calcext:value-type="float">
            <text:p>28,6497878328</text:p>
          </table:table-cell>
          <table:table-cell table:formula="of:=([.F35]/[.I35])^(-1/[$Feuille3.$B$14])*[.H35]-[.K35]-[.C35]*(1-[.E35])" office:value-type="float" office:value="4.99973703085198" calcext:value-type="float">
            <text:p>4,9997370309</text:p>
          </table:table-cell>
          <table:table-cell table:formula="of:=[.L35]+[.M35]" office:value-type="float" office:value="33.64952486365" calcext:value-type="float">
            <text:p>33,6495248637</text:p>
          </table:table-cell>
          <table:table-cell table:style-name="ce4" table:formula="of:=[.M35]/[.N35]" office:value-type="percentage" office:value="0.148582693250833" calcext:value-type="percentage">
            <text:p>14,8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2159409566667" calcext:value-type="float">
            <text:p>42,2159409567</text:p>
          </table:table-cell>
          <table:table-cell table:style-name="ce1" office:value-type="float" office:value="0.194860767850717" calcext:value-type="float">
            <text:p>0,1948607679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6];[$Feuille3.$A$2:.$H$10];8;0)" office:value-type="float" office:value="20.7005606896207" calcext:value-type="float">
            <text:p>20,7005606896</text:p>
          </table:table-cell>
          <table:table-cell table:formula="of:=VLOOKUP([.A36];[$Feuille3.$A$2:.$H$10];6;0)" office:value-type="float" office:value="0.39" calcext:value-type="float">
            <text:p>0,39</text:p>
          </table:table-cell>
          <table:table-cell table:formula="of:=(1/(1+[$Feuille3.$B$13]))*((1-(1/(1+[$Feuille3.$B$13]))^[.G36])/(1-(1/(1+[$Feuille3.$B$13]))))" office:value-type="float" office:value="10.5940142455162" calcext:value-type="float">
            <text:p>10,5940142455</text:p>
          </table:table-cell>
          <table:table-cell table:formula="of:=[.D36]/[.J36]" office:value-type="float" office:value="3.9848861799043" calcext:value-type="float">
            <text:p>3,9848861799</text:p>
          </table:table-cell>
          <table:table-cell table:formula="of:=[.K36]+[.C36]*(1-[.E36])" office:value-type="float" office:value="27.0928335755578" calcext:value-type="float">
            <text:p>27,0928335756</text:p>
          </table:table-cell>
          <table:table-cell table:formula="of:=([.F36]/[.I36])^(-1/[$Feuille3.$B$14])*[.H36]-[.K36]-[.C36]*(1-[.E36])" office:value-type="float" office:value="21.8408248093863" calcext:value-type="float">
            <text:p>21,8408248094</text:p>
          </table:table-cell>
          <table:table-cell table:formula="of:=[.L36]+[.M36]" office:value-type="float" office:value="48.9336583849441" calcext:value-type="float">
            <text:p>48,9336583849</text:p>
          </table:table-cell>
          <table:table-cell table:style-name="ce4" table:formula="of:=[.M36]/[.N36]" office:value-type="percentage" office:value="0.446335416771256" calcext:value-type="percentage">
            <text:p>44,6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19.0147280833333" calcext:value-type="float">
            <text:p>19,0147280833</text:p>
          </table:table-cell>
          <table:table-cell table:style-name="ce1" office:value-type="float" office:value="0.0583134092046462" calcext:value-type="float">
            <text:p>0,0583134092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7];[$Feuille3.$A$2:.$H$10];8;0)" office:value-type="float" office:value="20.7005606896207" calcext:value-type="float">
            <text:p>20,7005606896</text:p>
          </table:table-cell>
          <table:table-cell table:formula="of:=VLOOKUP([.A37];[$Feuille3.$A$2:.$H$10];6;0)" office:value-type="float" office:value="0.39" calcext:value-type="float">
            <text:p>0,39</text:p>
          </table:table-cell>
          <table:table-cell table:formula="of:=(1/(1+[$Feuille3.$B$13]))*((1-(1/(1+[$Feuille3.$B$13]))^[.G37])/(1-(1/(1+[$Feuille3.$B$13]))))" office:value-type="float" office:value="10.5940142455162" calcext:value-type="float">
            <text:p>10,5940142455</text:p>
          </table:table-cell>
          <table:table-cell table:formula="of:=[.D37]/[.J37]" office:value-type="float" office:value="1.79485581599828" calcext:value-type="float">
            <text:p>1,794855816</text:p>
          </table:table-cell>
          <table:table-cell table:formula="of:=[.K37]+[.C37]*(1-[.E37])" office:value-type="float" office:value="28.8217889654397" calcext:value-type="float">
            <text:p>28,8217889654</text:p>
          </table:table-cell>
          <table:table-cell table:formula="of:=([.F37]/[.I37])^(-1/[$Feuille3.$B$14])*[.H37]-[.K37]-[.C37]*(1-[.E37])" office:value-type="float" office:value="4.82773589821021" calcext:value-type="float">
            <text:p>4,8277358982</text:p>
          </table:table-cell>
          <table:table-cell table:formula="of:=[.L37]+[.M37]" office:value-type="float" office:value="33.64952486365" calcext:value-type="float">
            <text:p>33,6495248637</text:p>
          </table:table-cell>
          <table:table-cell table:style-name="ce4" table:formula="of:=[.M37]/[.N37]" office:value-type="percentage" office:value="0.143471146108972" calcext:value-type="percentage">
            <text:p>14,3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47.153750466737" calcext:value-type="float">
            <text:p>147,1537504667</text:p>
          </table:table-cell>
          <table:table-cell table:style-name="ce1" office:value-type="float" office:value="0.611409772823867" calcext:value-type="float">
            <text:p>0,6114097728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8];[$Feuille3.$A$2:.$H$10];8;0)" office:value-type="float" office:value="34.3645154087129" calcext:value-type="float">
            <text:p>34,3645154087</text:p>
          </table:table-cell>
          <table:table-cell table:formula="of:=VLOOKUP([.A38];[$Feuille3.$A$2:.$H$10];6;0)" office:value-type="float" office:value="0.14" calcext:value-type="float">
            <text:p>0,14</text:p>
          </table:table-cell>
          <table:table-cell table:formula="of:=(1/(1+[$Feuille3.$B$13]))*((1-(1/(1+[$Feuille3.$B$13]))^[.G38])/(1-(1/(1+[$Feuille3.$B$13]))))" office:value-type="float" office:value="13.800746294034" calcext:value-type="float">
            <text:p>13,800746294</text:p>
          </table:table-cell>
          <table:table-cell table:formula="of:=[.D38]/[.J38]" office:value-type="float" office:value="10.6627386180087" calcext:value-type="float">
            <text:p>10,662738618</text:p>
          </table:table-cell>
          <table:table-cell table:formula="of:=[.K38]+[.C38]*(1-[.E38])" office:value-type="float" office:value="27.1251752847706" calcext:value-type="float">
            <text:p>27,1251752848</text:p>
          </table:table-cell>
          <table:table-cell table:formula="of:=([.F38]/[.I38])^(-1/[$Feuille3.$B$14])*[.H38]-[.K38]-[.C38]*(1-[.E38])" office:value-type="float" office:value="50.8125056559998" calcext:value-type="float">
            <text:p>50,812505656</text:p>
          </table:table-cell>
          <table:table-cell table:formula="of:=[.L38]+[.M38]" office:value-type="float" office:value="77.9376809407704" calcext:value-type="float">
            <text:p>77,9376809408</text:p>
          </table:table-cell>
          <table:table-cell table:style-name="ce4" table:formula="of:=[.M38]/[.N38]" office:value-type="percentage" office:value="0.651963274280836" calcext:value-type="percentage">
            <text:p>65,2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65.6605268203965" calcext:value-type="float">
            <text:p>65,6605268204</text:p>
          </table:table-cell>
          <table:table-cell table:style-name="ce1" office:value-type="float" office:value="0.256445971228522" calcext:value-type="float">
            <text:p>0,2564459712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9];[$Feuille3.$A$2:.$H$10];8;0)" office:value-type="float" office:value="34.3645154087129" calcext:value-type="float">
            <text:p>34,3645154087</text:p>
          </table:table-cell>
          <table:table-cell table:formula="of:=VLOOKUP([.A39];[$Feuille3.$A$2:.$H$10];6;0)" office:value-type="float" office:value="0.14" calcext:value-type="float">
            <text:p>0,14</text:p>
          </table:table-cell>
          <table:table-cell table:formula="of:=(1/(1+[$Feuille3.$B$13]))*((1-(1/(1+[$Feuille3.$B$13]))^[.G39])/(1-(1/(1+[$Feuille3.$B$13]))))" office:value-type="float" office:value="13.800746294034" calcext:value-type="float">
            <text:p>13,800746294</text:p>
          </table:table-cell>
          <table:table-cell table:formula="of:=[.D39]/[.J39]" office:value-type="float" office:value="4.7577518940973" calcext:value-type="float">
            <text:p>4,7577518941</text:p>
          </table:table-cell>
          <table:table-cell table:formula="of:=[.K39]+[.C39]*(1-[.E39])" office:value-type="float" office:value="36.258058002974" calcext:value-type="float">
            <text:p>36,258058003</text:p>
          </table:table-cell>
          <table:table-cell table:formula="of:=([.F39]/[.I39])^(-1/[$Feuille3.$B$14])*[.H39]-[.K39]-[.C39]*(1-[.E39])" office:value-type="float" office:value="17.3362576314888" calcext:value-type="float">
            <text:p>17,3362576315</text:p>
          </table:table-cell>
          <table:table-cell table:formula="of:=[.L39]+[.M39]" office:value-type="float" office:value="53.5943156344628" calcext:value-type="float">
            <text:p>53,5943156345</text:p>
          </table:table-cell>
          <table:table-cell table:style-name="ce4" table:formula="of:=[.M39]/[.N39]" office:value-type="percentage" office:value="0.323471947094723" calcext:value-type="percentage">
            <text:p>32,3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09.060984416078" calcext:value-type="float">
            <text:p>109,0609844161</text:p>
          </table:table-cell>
          <table:table-cell table:style-name="ce1" office:value-type="float" office:value="0.167389739577419" calcext:value-type="float">
            <text:p>0,1673897396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0];[$Feuille3.$A$2:.$H$10];8;0)" office:value-type="float" office:value="34.3645154087129" calcext:value-type="float">
            <text:p>34,3645154087</text:p>
          </table:table-cell>
          <table:table-cell table:formula="of:=VLOOKUP([.A40];[$Feuille3.$A$2:.$H$10];6;0)" office:value-type="float" office:value="0.14" calcext:value-type="float">
            <text:p>0,14</text:p>
          </table:table-cell>
          <table:table-cell table:formula="of:=(1/(1+[$Feuille3.$B$13]))*((1-(1/(1+[$Feuille3.$B$13]))^[.G40])/(1-(1/(1+[$Feuille3.$B$13]))))" office:value-type="float" office:value="10.5940142455162" calcext:value-type="float">
            <text:p>10,5940142455</text:p>
          </table:table-cell>
          <table:table-cell table:formula="of:=[.D40]/[.J40]" office:value-type="float" office:value="10.2945854034733" calcext:value-type="float">
            <text:p>10,2945854035</text:p>
          </table:table-cell>
          <table:table-cell table:formula="of:=[.K40]+[.C40]*(1-[.E40])" office:value-type="float" office:value="45.5677156103483" calcext:value-type="float">
            <text:p>45,5677156103</text:p>
          </table:table-cell>
          <table:table-cell table:formula="of:=([.F40]/[.I40])^(-1/[$Feuille3.$B$14])*[.H40]-[.K40]-[.C40]*(1-[.E40])" office:value-type="float" office:value="25.9014529303338" calcext:value-type="float">
            <text:p>25,9014529303</text:p>
          </table:table-cell>
          <table:table-cell table:formula="of:=[.L40]+[.M40]" office:value-type="float" office:value="71.4691685406821" calcext:value-type="float">
            <text:p>71,4691685407</text:p>
          </table:table-cell>
          <table:table-cell table:style-name="ce4" table:formula="of:=[.M40]/[.N40]" office:value-type="percentage" office:value="0.362414359355392" calcext:value-type="percentage">
            <text:p>36,2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42.0526121945098" calcext:value-type="float">
            <text:p>42,0526121945</text:p>
          </table:table-cell>
          <table:table-cell table:style-name="ce1" office:value-type="float" office:value="0.0747786200222438" calcext:value-type="float">
            <text:p>0,07477862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1];[$Feuille3.$A$2:.$H$10];8;0)" office:value-type="float" office:value="34.3645154087129" calcext:value-type="float">
            <text:p>34,3645154087</text:p>
          </table:table-cell>
          <table:table-cell table:formula="of:=VLOOKUP([.A41];[$Feuille3.$A$2:.$H$10];6;0)" office:value-type="float" office:value="0.14" calcext:value-type="float">
            <text:p>0,14</text:p>
          </table:table-cell>
          <table:table-cell table:formula="of:=(1/(1+[$Feuille3.$B$13]))*((1-(1/(1+[$Feuille3.$B$13]))^[.G41])/(1-(1/(1+[$Feuille3.$B$13]))))" office:value-type="float" office:value="10.5940142455162" calcext:value-type="float">
            <text:p>10,5940142455</text:p>
          </table:table-cell>
          <table:table-cell table:formula="of:=[.D41]/[.J41]" office:value-type="float" office:value="3.96946910018629" calcext:value-type="float">
            <text:p>3,9694691002</text:p>
          </table:table-cell>
          <table:table-cell table:formula="of:=[.K41]+[.C41]*(1-[.E41])" office:value-type="float" office:value="43.1660245084469" calcext:value-type="float">
            <text:p>43,1660245084</text:p>
          </table:table-cell>
          <table:table-cell table:formula="of:=([.F41]/[.I41])^(-1/[$Feuille3.$B$14])*[.H41]-[.K41]-[.C41]*(1-[.E41])" office:value-type="float" office:value="5.98017962114285" calcext:value-type="float">
            <text:p>5,9801796211</text:p>
          </table:table-cell>
          <table:table-cell table:formula="of:=[.L41]+[.M41]" office:value-type="float" office:value="49.1462041295898" calcext:value-type="float">
            <text:p>49,1462041296</text:p>
          </table:table-cell>
          <table:table-cell table:style-name="ce4" table:formula="of:=[.M41]/[.N41]" office:value-type="percentage" office:value="0.121681414201882" calcext:value-type="percentage">
            <text:p>12,1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51.9682244235294" calcext:value-type="float">
            <text:p>51,9682244235</text:p>
          </table:table-cell>
          <table:table-cell table:style-name="ce1" office:value-type="float" office:value="0.0858320331341075" calcext:value-type="float">
            <text:p>0,0858320331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2];[$Feuille3.$A$2:.$H$10];8;0)" office:value-type="float" office:value="34.3645154087129" calcext:value-type="float">
            <text:p>34,3645154087</text:p>
          </table:table-cell>
          <table:table-cell table:formula="of:=VLOOKUP([.A42];[$Feuille3.$A$2:.$H$10];6;0)" office:value-type="float" office:value="0.14" calcext:value-type="float">
            <text:p>0,14</text:p>
          </table:table-cell>
          <table:table-cell table:formula="of:=(1/(1+[$Feuille3.$B$13]))*((1-(1/(1+[$Feuille3.$B$13]))^[.G42])/(1-(1/(1+[$Feuille3.$B$13]))))" office:value-type="float" office:value="10.5940142455162" calcext:value-type="float">
            <text:p>10,5940142455</text:p>
          </table:table-cell>
          <table:table-cell table:formula="of:=[.D42]/[.J42]" office:value-type="float" office:value="4.90543274901906" calcext:value-type="float">
            <text:p>4,905432749</text:p>
          </table:table-cell>
          <table:table-cell table:formula="of:=[.K42]+[.C42]*(1-[.E42])" office:value-type="float" office:value="43.6337156671866" calcext:value-type="float">
            <text:p>43,6337156672</text:p>
          </table:table-cell>
          <table:table-cell table:formula="of:=([.F42]/[.I42])^(-1/[$Feuille3.$B$14])*[.H42]-[.K42]-[.C42]*(1-[.E42])" office:value-type="float" office:value="27.8354528734955" calcext:value-type="float">
            <text:p>27,8354528735</text:p>
          </table:table-cell>
          <table:table-cell table:formula="of:=[.L42]+[.M42]" office:value-type="float" office:value="71.4691685406821" calcext:value-type="float">
            <text:p>71,4691685407</text:p>
          </table:table-cell>
          <table:table-cell table:style-name="ce4" table:formula="of:=[.M42]/[.N42]" office:value-type="percentage" office:value="0.389474978397865" calcext:value-type="percentage">
            <text:p>38,9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3.9568865882353" calcext:value-type="float">
            <text:p>33,9568865882</text:p>
          </table:table-cell>
          <table:table-cell table:style-name="ce1" office:value-type="float" office:value="0.0618714391092137" calcext:value-type="float">
            <text:p>0,0618714391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3];[$Feuille3.$A$2:.$H$10];8;0)" office:value-type="float" office:value="34.3645154087129" calcext:value-type="float">
            <text:p>34,3645154087</text:p>
          </table:table-cell>
          <table:table-cell table:formula="of:=VLOOKUP([.A43];[$Feuille3.$A$2:.$H$10];6;0)" office:value-type="float" office:value="0.14" calcext:value-type="float">
            <text:p>0,14</text:p>
          </table:table-cell>
          <table:table-cell table:formula="of:=(1/(1+[$Feuille3.$B$13]))*((1-(1/(1+[$Feuille3.$B$13]))^[.G43])/(1-(1/(1+[$Feuille3.$B$13]))))" office:value-type="float" office:value="10.5940142455162" calcext:value-type="float">
            <text:p>10,5940142455</text:p>
          </table:table-cell>
          <table:table-cell table:formula="of:=[.D43]/[.J43]" office:value-type="float" office:value="3.20528987419545" calcext:value-type="float">
            <text:p>3,2052898742</text:p>
          </table:table-cell>
          <table:table-cell table:formula="of:=[.K43]+[.C43]*(1-[.E43])" office:value-type="float" office:value="42.9486517471253" calcext:value-type="float">
            <text:p>42,9486517471</text:p>
          </table:table-cell>
          <table:table-cell table:formula="of:=([.F43]/[.I43])^(-1/[$Feuille3.$B$14])*[.H43]-[.K43]-[.C43]*(1-[.E43])" office:value-type="float" office:value="6.19755238246445" calcext:value-type="float">
            <text:p>6,1975523825</text:p>
          </table:table-cell>
          <table:table-cell table:formula="of:=[.L43]+[.M43]" office:value-type="float" office:value="49.1462041295898" calcext:value-type="float">
            <text:p>49,1462041296</text:p>
          </table:table-cell>
          <table:table-cell table:style-name="ce4" table:formula="of:=[.M43]/[.N43]" office:value-type="percentage" office:value="0.126104395898463" calcext:value-type="percentage">
            <text:p>12,6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1.8031194" calcext:value-type="float">
            <text:p>201,8031194</text:p>
          </table:table-cell>
          <table:table-cell table:style-name="ce1" office:value-type="float" office:value="0.496679072" calcext:value-type="float">
            <text:p>0,496679072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4];[$Feuille3.$A$2:.$H$10];8;0)" office:value-type="float" office:value="12.2496470513333" calcext:value-type="float">
            <text:p>12,2496470513</text:p>
          </table:table-cell>
          <table:table-cell table:formula="of:=VLOOKUP([.A44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4])/(1-(1/(1+[$Feuille3.$B$13]))))" office:value-type="float" office:value="13.800746294034" calcext:value-type="float">
            <text:p>13,800746294</text:p>
          </table:table-cell>
          <table:table-cell table:formula="of:=[.D44]/[.J44]" office:value-type="float" office:value="14.6226236683475" calcext:value-type="float">
            <text:p>14,6226236683</text:p>
          </table:table-cell>
          <table:table-cell table:formula="of:=[.K44]+[.C44]*(1-[.E44])" office:value-type="float" office:value="24.814694813746" calcext:value-type="float">
            <text:p>24,8146948137</text:p>
          </table:table-cell>
          <table:table-cell table:formula="of:=([.F44]/[.I44])^(-1/[$Feuille3.$B$14])*[.H44]-[.K44]-[.C44]*(1-[.E44])" office:value-type="float" office:value="5.74273932097696" calcext:value-type="float">
            <text:p>5,742739321</text:p>
          </table:table-cell>
          <table:table-cell table:formula="of:=[.L44]+[.M44]" office:value-type="float" office:value="30.5574341347229" calcext:value-type="float">
            <text:p>30,5574341347</text:p>
          </table:table-cell>
          <table:table-cell table:style-name="ce4" table:formula="of:=[.M44]/[.N44]" office:value-type="percentage" office:value="0.187932641715208" calcext:value-type="percentage">
            <text:p>18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9.6037909" calcext:value-type="float">
            <text:p>119,6037909</text:p>
          </table:table-cell>
          <table:table-cell table:style-name="ce1" office:value-type="float" office:value="0.341776229" calcext:value-type="float">
            <text:p>0,341776229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5];[$Feuille3.$A$2:.$H$10];8;0)" office:value-type="float" office:value="12.2496470513333" calcext:value-type="float">
            <text:p>12,2496470513</text:p>
          </table:table-cell>
          <table:table-cell table:formula="of:=VLOOKUP([.A4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5])/(1-(1/(1+[$Feuille3.$B$13]))))" office:value-type="float" office:value="13.800746294034" calcext:value-type="float">
            <text:p>13,800746294</text:p>
          </table:table-cell>
          <table:table-cell table:formula="of:=[.D45]/[.J45]" office:value-type="float" office:value="8.6664726929807" calcext:value-type="float">
            <text:p>8,666472693</text:p>
          </table:table-cell>
          <table:table-cell table:formula="of:=[.K45]+[.C45]*(1-[.E45])" office:value-type="float" office:value="21.9952717363308" calcext:value-type="float">
            <text:p>21,9952717363</text:p>
          </table:table-cell>
          <table:table-cell table:formula="of:=([.F45]/[.I45])^(-1/[$Feuille3.$B$14])*[.H45]-[.K45]-[.C45]*(1-[.E45])" office:value-type="float" office:value="-0.982268138748241" calcext:value-type="float">
            <text:p>-0,9822681387</text:p>
          </table:table-cell>
          <table:table-cell table:formula="of:=[.L45]+[.M45]" office:value-type="float" office:value="21.0130035975826" calcext:value-type="float">
            <text:p>21,0130035976</text:p>
          </table:table-cell>
          <table:table-cell table:style-name="ce4" table:formula="of:=[.M45]/[.N45]" office:value-type="percentage" office:value="-0.0467457274342848" calcext:value-type="percentage">
            <text:p>-4,6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9.72449489" calcext:value-type="float">
            <text:p>99,72449489</text:p>
          </table:table-cell>
          <table:table-cell table:style-name="ce1" office:value-type="float" office:value="0.141761275" calcext:value-type="float">
            <text:p>0,141761275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6];[$Feuille3.$A$2:.$H$10];8;0)" office:value-type="float" office:value="12.2496470513333" calcext:value-type="float">
            <text:p>12,2496470513</text:p>
          </table:table-cell>
          <table:table-cell table:formula="of:=VLOOKUP([.A46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6])/(1-(1/(1+[$Feuille3.$B$13]))))" office:value-type="float" office:value="10.5940142455162" calcext:value-type="float">
            <text:p>10,5940142455</text:p>
          </table:table-cell>
          <table:table-cell table:formula="of:=[.D46]/[.J46]" office:value-type="float" office:value="9.41328684093545" calcext:value-type="float">
            <text:p>9,4132868409</text:p>
          </table:table-cell>
          <table:table-cell table:formula="of:=[.K46]+[.C46]*(1-[.E46])" office:value-type="float" office:value="26.7923181077142" calcext:value-type="float">
            <text:p>26,7923181077</text:p>
          </table:table-cell>
          <table:table-cell table:formula="of:=([.F46]/[.I46])^(-1/[$Feuille3.$B$14])*[.H46]-[.K46]-[.C46]*(1-[.E46])" office:value-type="float" office:value="1.22897254378718" calcext:value-type="float">
            <text:p>1,2289725438</text:p>
          </table:table-cell>
          <table:table-cell table:formula="of:=[.L46]+[.M46]" office:value-type="float" office:value="28.0212906515014" calcext:value-type="float">
            <text:p>28,0212906515</text:p>
          </table:table-cell>
          <table:table-cell table:style-name="ce4" table:formula="of:=[.M46]/[.N46]" office:value-type="percentage" office:value="0.0438585273987489" calcext:value-type="percentage">
            <text:p>4,3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6.12313833" calcext:value-type="float">
            <text:p>96,12313833</text:p>
          </table:table-cell>
          <table:table-cell table:style-name="ce1" office:value-type="float" office:value="0.093070654" calcext:value-type="float">
            <text:p>0,093070654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7];[$Feuille3.$A$2:.$H$10];8;0)" office:value-type="float" office:value="12.2496470513333" calcext:value-type="float">
            <text:p>12,2496470513</text:p>
          </table:table-cell>
          <table:table-cell table:formula="of:=VLOOKUP([.A4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7])/(1-(1/(1+[$Feuille3.$B$13]))))" office:value-type="float" office:value="10.5940142455162" calcext:value-type="float">
            <text:p>10,5940142455</text:p>
          </table:table-cell>
          <table:table-cell table:formula="of:=[.D47]/[.J47]" office:value-type="float" office:value="9.07334425859239" calcext:value-type="float">
            <text:p>9,0733442586</text:p>
          </table:table-cell>
          <table:table-cell table:formula="of:=[.K47]+[.C47]*(1-[.E47])" office:value-type="float" office:value="27.4383434153168" calcext:value-type="float">
            <text:p>27,4383434153</text:p>
          </table:table-cell>
          <table:table-cell table:formula="of:=([.F47]/[.I47])^(-1/[$Feuille3.$B$14])*[.H47]-[.K47]-[.C47]*(1-[.E47])" office:value-type="float" office:value="-8.16933415645925" calcext:value-type="float">
            <text:p>-8,1693341565</text:p>
          </table:table-cell>
          <table:table-cell table:formula="of:=[.L47]+[.M47]" office:value-type="float" office:value="19.2690092588575" calcext:value-type="float">
            <text:p>19,2690092589</text:p>
          </table:table-cell>
          <table:table-cell table:style-name="ce4" table:formula="of:=[.M47]/[.N47]" office:value-type="percentage" office:value="-0.423962334892958" calcext:value-type="percentage">
            <text:p>-42,4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4.91371736" calcext:value-type="float">
            <text:p>74,91371736</text:p>
          </table:table-cell>
          <table:table-cell table:style-name="ce1" office:value-type="float" office:value="0.083725065" calcext:value-type="float">
            <text:p>0,083725065</text:p>
          </table:table-cell>
          <table:table-cell table:style-name="ce1" office:value-type="float" office:value="0.0004" calcext:value-type="float">
            <text:p>0,0004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8];[$Feuille3.$A$2:.$H$10];8;0)" office:value-type="float" office:value="12.2496470513333" calcext:value-type="float">
            <text:p>12,2496470513</text:p>
          </table:table-cell>
          <table:table-cell table:formula="of:=VLOOKUP([.A48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8])/(1-(1/(1+[$Feuille3.$B$13]))))" office:value-type="float" office:value="10.5940142455162" calcext:value-type="float">
            <text:p>10,5940142455</text:p>
          </table:table-cell>
          <table:table-cell table:formula="of:=[.D48]/[.J48]" office:value-type="float" office:value="7.07132495991373" calcext:value-type="float">
            <text:p>7,0713249599</text:p>
          </table:table-cell>
          <table:table-cell table:formula="of:=[.K48]+[.C48]*(1-[.E48])" office:value-type="float" office:value="25.6255689953721" calcext:value-type="float">
            <text:p>25,6255689954</text:p>
          </table:table-cell>
          <table:table-cell table:formula="of:=([.F48]/[.I48])^(-1/[$Feuille3.$B$14])*[.H48]-[.K48]-[.C48]*(1-[.E48])" office:value-type="float" office:value="2.39572165612926" calcext:value-type="float">
            <text:p>2,3957216561</text:p>
          </table:table-cell>
          <table:table-cell table:formula="of:=[.L48]+[.M48]" office:value-type="float" office:value="28.0212906515014" calcext:value-type="float">
            <text:p>28,0212906515</text:p>
          </table:table-cell>
          <table:table-cell table:style-name="ce4" table:formula="of:=[.M48]/[.N48]" office:value-type="percentage" office:value="0.0854964778719392" calcext:value-type="percentage">
            <text:p>8,5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08085725" calcext:value-type="float">
            <text:p>83,08085725</text:p>
          </table:table-cell>
          <table:table-cell table:style-name="ce1" office:value-type="float" office:value="0.050370433" calcext:value-type="float">
            <text:p>0,050370433</text:p>
          </table:table-cell>
          <table:table-cell table:style-name="ce1" office:value-type="float" office:value="0.008" calcext:value-type="float">
            <text:p>0,008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9];[$Feuille3.$A$2:.$H$10];8;0)" office:value-type="float" office:value="12.2496470513333" calcext:value-type="float">
            <text:p>12,2496470513</text:p>
          </table:table-cell>
          <table:table-cell table:formula="of:=VLOOKUP([.A49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9])/(1-(1/(1+[$Feuille3.$B$13]))))" office:value-type="float" office:value="10.5940142455162" calcext:value-type="float">
            <text:p>10,5940142455</text:p>
          </table:table-cell>
          <table:table-cell table:formula="of:=[.D49]/[.J49]" office:value-type="float" office:value="7.84224518908528" calcext:value-type="float">
            <text:p>7,8422451891</text:p>
          </table:table-cell>
          <table:table-cell table:formula="of:=[.K49]+[.C49]*(1-[.E49])" office:value-type="float" office:value="27.0719087500608" calcext:value-type="float">
            <text:p>27,0719087501</text:p>
          </table:table-cell>
          <table:table-cell table:formula="of:=([.F49]/[.I49])^(-1/[$Feuille3.$B$14])*[.H49]-[.K49]-[.C49]*(1-[.E49])" office:value-type="float" office:value="-7.80289949120325" calcext:value-type="float">
            <text:p>-7,8028994912</text:p>
          </table:table-cell>
          <table:table-cell table:formula="of:=[.L49]+[.M49]" office:value-type="float" office:value="19.2690092588575" calcext:value-type="float">
            <text:p>19,2690092589</text:p>
          </table:table-cell>
          <table:table-cell table:style-name="ce4" table:formula="of:=[.M49]/[.N49]" office:value-type="percentage" office:value="-0.404945546830148" calcext:value-type="percentage">
            <text:p>-40,4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0];[$Feuille3.$A$2:.$H$10];8;0)" office:value-type="float" office:value="27.9649741621422" calcext:value-type="float">
            <text:p>27,9649741621</text:p>
          </table:table-cell>
          <table:table-cell table:formula="of:=VLOOKUP([.A50];[$Feuille3.$A$2:.$H$10];6;0)" office:value-type="float" office:value="0.28" calcext:value-type="float">
            <text:p>0,28</text:p>
          </table:table-cell>
          <table:table-cell table:formula="of:=(1/(1+[$Feuille3.$B$13]))*((1-(1/(1+[$Feuille3.$B$13]))^[.G50])/(1-(1/(1+[$Feuille3.$B$13]))))" office:value-type="float" office:value="4.10019743594759" calcext:value-type="float">
            <text:p>4,1001974359</text:p>
          </table:table-cell>
          <table:table-cell table:formula="of:=[.D50]/[.J50]" office:value-type="float" office:value="4.87781388882748" calcext:value-type="float">
            <text:p>4,8778138888</text:p>
          </table:table-cell>
          <table:table-cell table:formula="of:=[.K50]+[.C50]*(1-[.E50])" office:value-type="float" office:value="35.4480419263933" calcext:value-type="float">
            <text:p>35,4480419264</text:p>
          </table:table-cell>
          <table:table-cell table:formula="of:=([.F50]/[.I50])^(-1/[$Feuille3.$B$14])*[.H50]-[.K50]-[.C50]*(1-[.E50])" office:value-type="float" office:value="4.86984559612798" calcext:value-type="float">
            <text:p>4,8698455961</text:p>
          </table:table-cell>
          <table:table-cell table:formula="of:=[.L50]+[.M50]" office:value-type="float" office:value="40.3178875225212" calcext:value-type="float">
            <text:p>40,3178875225</text:p>
          </table:table-cell>
          <table:table-cell table:style-name="ce4" table:formula="of:=[.M50]/[.N50]" office:value-type="percentage" office:value="0.120786229025708" calcext:value-type="percentage">
            <text:p>12,0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1];[$Feuille3.$A$2:.$H$10];8;0)" office:value-type="float" office:value="87.4300893354939" calcext:value-type="float">
            <text:p>87,4300893355</text:p>
          </table:table-cell>
          <table:table-cell table:formula="of:=VLOOKUP([.A51];[$Feuille3.$A$2:.$H$10];6;0)" office:value-type="float" office:value="0.28" calcext:value-type="float">
            <text:p>0,28</text:p>
          </table:table-cell>
          <table:table-cell table:formula="of:=(1/(1+[$Feuille3.$B$13]))*((1-(1/(1+[$Feuille3.$B$13]))^[.G51])/(1-(1/(1+[$Feuille3.$B$13]))))" office:value-type="float" office:value="4.10019743594759" calcext:value-type="float">
            <text:p>4,1001974359</text:p>
          </table:table-cell>
          <table:table-cell table:formula="of:=[.D51]/[.J51]" office:value-type="float" office:value="4.87781388882748" calcext:value-type="float">
            <text:p>4,8778138888</text:p>
          </table:table-cell>
          <table:table-cell table:formula="of:=[.K51]+[.C51]*(1-[.E51])" office:value-type="float" office:value="85.9933898237422" calcext:value-type="float">
            <text:p>85,9933898237</text:p>
          </table:table-cell>
          <table:table-cell table:formula="of:=([.F51]/[.I51])^(-1/[$Feuille3.$B$14])*[.H51]-[.K51]-[.C51]*(1-[.E51])" office:value-type="float" office:value="40.0570219332769" calcext:value-type="float">
            <text:p>40,0570219333</text:p>
          </table:table-cell>
          <table:table-cell table:formula="of:=[.L51]+[.M51]" office:value-type="float" office:value="126.050411757019" calcext:value-type="float">
            <text:p>126,050411757</text:p>
          </table:table-cell>
          <table:table-cell table:style-name="ce4" table:formula="of:=[.M51]/[.N51]" office:value-type="percentage" office:value="0.317785728542424" calcext:value-type="percentage">
            <text:p>31,7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2];[$Feuille3.$A$2:.$H$10];8;0)" office:value-type="float" office:value="36.5350376358407" calcext:value-type="float">
            <text:p>36,5350376358</text:p>
          </table:table-cell>
          <table:table-cell table:formula="of:=VLOOKUP([.A52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52])/(1-(1/(1+[$Feuille3.$B$13]))))" office:value-type="float" office:value="4.10019743594759" calcext:value-type="float">
            <text:p>4,1001974359</text:p>
          </table:table-cell>
          <table:table-cell table:formula="of:=[.D52]/[.J52]" office:value-type="float" office:value="4.87781388882748" calcext:value-type="float">
            <text:p>4,8778138888</text:p>
          </table:table-cell>
          <table:table-cell table:formula="of:=[.K52]+[.C52]*(1-[.E52])" office:value-type="float" office:value="42.732595879037" calcext:value-type="float">
            <text:p>42,732595879</text:p>
          </table:table-cell>
          <table:table-cell table:formula="of:=([.F52]/[.I52])^(-1/[$Feuille3.$B$14])*[.H52]-[.K52]-[.C52]*(1-[.E52])" office:value-type="float" office:value="13.1578598462641" calcext:value-type="float">
            <text:p>13,1578598463</text:p>
          </table:table-cell>
          <table:table-cell table:formula="of:=[.L52]+[.M52]" office:value-type="float" office:value="55.8904557253011" calcext:value-type="float">
            <text:p>55,8904557253</text:p>
          </table:table-cell>
          <table:table-cell table:style-name="ce4" table:formula="of:=[.M52]/[.N52]" office:value-type="percentage" office:value="0.235422303781783" calcext:value-type="percentage">
            <text:p>23,5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3];[$Feuille3.$A$2:.$H$10];8;0)" office:value-type="float" office:value="3.23445621889034" calcext:value-type="float">
            <text:p>3,2344562189</text:p>
          </table:table-cell>
          <table:table-cell table:formula="of:=VLOOKUP([.A5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53])/(1-(1/(1+[$Feuille3.$B$13]))))" office:value-type="float" office:value="4.10019743594759" calcext:value-type="float">
            <text:p>4,1001974359</text:p>
          </table:table-cell>
          <table:table-cell table:formula="of:=[.D53]/[.J53]" office:value-type="float" office:value="4.87781388882748" calcext:value-type="float">
            <text:p>4,8778138888</text:p>
          </table:table-cell>
          <table:table-cell table:formula="of:=[.K53]+[.C53]*(1-[.E53])" office:value-type="float" office:value="14.4271016746292" calcext:value-type="float">
            <text:p>14,4271016746</text:p>
          </table:table-cell>
          <table:table-cell table:formula="of:=([.F53]/[.I53])^(-1/[$Feuille3.$B$14])*[.H53]-[.K53]-[.C53]*(1-[.E53])" office:value-type="float" office:value="-8.9981859407014" calcext:value-type="float">
            <text:p>-8,9981859407</text:p>
          </table:table-cell>
          <table:table-cell table:formula="of:=[.L53]+[.M53]" office:value-type="float" office:value="5.42891573392775" calcext:value-type="float">
            <text:p>5,4289157339</text:p>
          </table:table-cell>
          <table:table-cell table:style-name="ce4" table:formula="of:=[.M53]/[.N53]" office:value-type="percentage" office:value="-1.65745544445784" calcext:value-type="percentage">
            <text:p>-165,7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4];[$Feuille3.$A$2:.$H$10];8;0)" office:value-type="float" office:value="15.5477071725207" calcext:value-type="float">
            <text:p>15,5477071725</text:p>
          </table:table-cell>
          <table:table-cell table:formula="of:=VLOOKUP([.A54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54])/(1-(1/(1+[$Feuille3.$B$13]))))" office:value-type="float" office:value="4.10019743594759" calcext:value-type="float">
            <text:p>4,1001974359</text:p>
          </table:table-cell>
          <table:table-cell table:formula="of:=[.D54]/[.J54]" office:value-type="float" office:value="4.87781388882748" calcext:value-type="float">
            <text:p>4,8778138888</text:p>
          </table:table-cell>
          <table:table-cell table:formula="of:=[.K54]+[.C54]*(1-[.E54])" office:value-type="float" office:value="24.893364985215" calcext:value-type="float">
            <text:p>24,8933649852</text:p>
          </table:table-cell>
          <table:table-cell table:formula="of:=([.F54]/[.I54])^(-1/[$Feuille3.$B$14])*[.H54]-[.K54]-[.C54]*(1-[.E54])" office:value-type="float" office:value="-3.40257873755728" calcext:value-type="float">
            <text:p>-3,4025787376</text:p>
          </table:table-cell>
          <table:table-cell table:formula="of:=[.L54]+[.M54]" office:value-type="float" office:value="21.4907862476577" calcext:value-type="float">
            <text:p>21,4907862477</text:p>
          </table:table-cell>
          <table:table-cell table:style-name="ce4" table:formula="of:=[.M54]/[.N54]" office:value-type="percentage" office:value="-0.158327326806302" calcext:value-type="percentage">
            <text:p>-15,8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5];[$Feuille3.$A$2:.$H$10];8;0)" office:value-type="float" office:value="20.7005606896207" calcext:value-type="float">
            <text:p>20,7005606896</text:p>
          </table:table-cell>
          <table:table-cell table:formula="of:=VLOOKUP([.A55];[$Feuille3.$A$2:.$H$10];6;0)" office:value-type="float" office:value="0.39" calcext:value-type="float">
            <text:p>0,39</text:p>
          </table:table-cell>
          <table:table-cell table:formula="of:=(1/(1+[$Feuille3.$B$13]))*((1-(1/(1+[$Feuille3.$B$13]))^[.G55])/(1-(1/(1+[$Feuille3.$B$13]))))" office:value-type="float" office:value="4.10019743594759" calcext:value-type="float">
            <text:p>4,1001974359</text:p>
          </table:table-cell>
          <table:table-cell table:formula="of:=[.D55]/[.J55]" office:value-type="float" office:value="4.87781388882748" calcext:value-type="float">
            <text:p>4,8778138888</text:p>
          </table:table-cell>
          <table:table-cell table:formula="of:=[.K55]+[.C55]*(1-[.E55])" office:value-type="float" office:value="29.27329047475" calcext:value-type="float">
            <text:p>29,2732904748</text:p>
          </table:table-cell>
          <table:table-cell table:formula="of:=([.F55]/[.I55])^(-1/[$Feuille3.$B$14])*[.H55]-[.K55]-[.C55]*(1-[.E55])" office:value-type="float" office:value="1.83339781501323" calcext:value-type="float">
            <text:p>1,833397815</text:p>
          </table:table-cell>
          <table:table-cell table:formula="of:=[.L55]+[.M55]" office:value-type="float" office:value="31.1066882897632" calcext:value-type="float">
            <text:p>31,1066882898</text:p>
          </table:table-cell>
          <table:table-cell table:style-name="ce4" table:formula="of:=[.M55]/[.N55]" office:value-type="percentage" office:value="0.0589390229501408" calcext:value-type="percentage">
            <text:p>5,8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6];[$Feuille3.$A$2:.$H$10];8;0)" office:value-type="float" office:value="34.3645154087129" calcext:value-type="float">
            <text:p>34,3645154087</text:p>
          </table:table-cell>
          <table:table-cell table:formula="of:=VLOOKUP([.A56];[$Feuille3.$A$2:.$H$10];6;0)" office:value-type="float" office:value="0.14" calcext:value-type="float">
            <text:p>0,14</text:p>
          </table:table-cell>
          <table:table-cell table:formula="of:=(1/(1+[$Feuille3.$B$13]))*((1-(1/(1+[$Feuille3.$B$13]))^[.G56])/(1-(1/(1+[$Feuille3.$B$13]))))" office:value-type="float" office:value="4.10019743594759" calcext:value-type="float">
            <text:p>4,1001974359</text:p>
          </table:table-cell>
          <table:table-cell table:formula="of:=[.D56]/[.J56]" office:value-type="float" office:value="4.87781388882748" calcext:value-type="float">
            <text:p>4,8778138888</text:p>
          </table:table-cell>
          <table:table-cell table:formula="of:=[.K56]+[.C56]*(1-[.E56])" office:value-type="float" office:value="40.8876519859784" calcext:value-type="float">
            <text:p>40,887651986</text:p>
          </table:table-cell>
          <table:table-cell table:formula="of:=([.F56]/[.I56])^(-1/[$Feuille3.$B$14])*[.H56]-[.K56]-[.C56]*(1-[.E56])" office:value-type="float" office:value="4.54465823768511" calcext:value-type="float">
            <text:p>4,5446582377</text:p>
          </table:table-cell>
          <table:table-cell table:formula="of:=[.L56]+[.M56]" office:value-type="float" office:value="45.4323102236635" calcext:value-type="float">
            <text:p>45,4323102237</text:p>
          </table:table-cell>
          <table:table-cell table:style-name="ce4" table:formula="of:=[.M56]/[.N56]" office:value-type="percentage" office:value="0.10003141410401" calcext:value-type="percentage">
            <text:p>10,0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5" calcext:value-type="float">
            <text:p>5</text:p>
          </table:table-cell>
          <table:table-cell table:formula="of:=VLOOKUP([.A57];[$Feuille3.$A$2:.$H$10];8;0)" office:value-type="float" office:value="12.2496470513333" calcext:value-type="float">
            <text:p>12,2496470513</text:p>
          </table:table-cell>
          <table:table-cell table:formula="of:=VLOOKUP([.A5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57])/(1-(1/(1+[$Feuille3.$B$13]))))" office:value-type="float" office:value="4.10019743594759" calcext:value-type="float">
            <text:p>4,1001974359</text:p>
          </table:table-cell>
          <table:table-cell table:formula="of:=[.D57]/[.J57]" office:value-type="float" office:value="4.87781388882748" calcext:value-type="float">
            <text:p>4,8778138888</text:p>
          </table:table-cell>
          <table:table-cell table:formula="of:=[.K57]+[.C57]*(1-[.E57])" office:value-type="float" office:value="22.0900138822057" calcext:value-type="float">
            <text:p>22,0900138822</text:p>
          </table:table-cell>
          <table:table-cell table:formula="of:=([.F57]/[.I57])^(-1/[$Feuille3.$B$14])*[.H57]-[.K57]-[.C57]*(1-[.E57])" office:value-type="float" office:value="-4.27713042852755" calcext:value-type="float">
            <text:p>-4,2771304285</text:p>
          </table:table-cell>
          <table:table-cell table:formula="of:=[.L57]+[.M57]" office:value-type="float" office:value="17.8128834536782" calcext:value-type="float">
            <text:p>17,8128834537</text:p>
          </table:table-cell>
          <table:table-cell table:style-name="ce4" table:formula="of:=[.M57]/[.N57]" office:value-type="percentage" office:value="-0.24011443400784" calcext:value-type="percentage">
            <text:p>-24,0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8];[$Feuille3.$A$2:.$H$10];8;0)" office:value-type="float" office:value="27.9649741621422" calcext:value-type="float">
            <text:p>27,9649741621</text:p>
          </table:table-cell>
          <table:table-cell table:formula="of:=VLOOKUP([.A58];[$Feuille3.$A$2:.$H$10];6;0)" office:value-type="float" office:value="0.28" calcext:value-type="float">
            <text:p>0,28</text:p>
          </table:table-cell>
          <table:table-cell table:formula="of:=(1/(1+[$Feuille3.$B$13]))*((1-(1/(1+[$Feuille3.$B$13]))^[.G58])/(1-(1/(1+[$Feuille3.$B$13]))))" office:value-type="float" office:value="0.934579439252336" calcext:value-type="float">
            <text:p>0,9345794393</text:p>
          </table:table-cell>
          <table:table-cell table:formula="of:=[.D58]/[.J58]" office:value-type="float" office:value="0" calcext:value-type="float">
            <text:p>0</text:p>
          </table:table-cell>
          <table:table-cell table:formula="of:=[.K58]+[.C58]*(1-[.E58])" office:value-type="float" office:value="35.9649741618421" calcext:value-type="float">
            <text:p>35,9649741618</text:p>
          </table:table-cell>
          <table:table-cell table:formula="of:=([.F58]/[.I58])^(-1/[$Feuille3.$B$14])*[.H58]-[.K58]-[.C58]*(1-[.E58])" office:value-type="float" office:value="-12.004271652486" calcext:value-type="float">
            <text:p>-12,0042716525</text:p>
          </table:table-cell>
          <table:table-cell table:formula="of:=[.L58]+[.M58]" office:value-type="float" office:value="23.9607025093561" calcext:value-type="float">
            <text:p>23,9607025094</text:p>
          </table:table-cell>
          <table:table-cell table:style-name="ce4" table:formula="of:=[.M58]/[.N58]" office:value-type="percentage" office:value="-0.500998317883154" calcext:value-type="percentage">
            <text:p>-50,1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9];[$Feuille3.$A$2:.$H$10];8;0)" office:value-type="float" office:value="87.4300893354939" calcext:value-type="float">
            <text:p>87,4300893355</text:p>
          </table:table-cell>
          <table:table-cell table:formula="of:=VLOOKUP([.A59];[$Feuille3.$A$2:.$H$10];6;0)" office:value-type="float" office:value="0.28" calcext:value-type="float">
            <text:p>0,28</text:p>
          </table:table-cell>
          <table:table-cell table:formula="of:=(1/(1+[$Feuille3.$B$13]))*((1-(1/(1+[$Feuille3.$B$13]))^[.G59])/(1-(1/(1+[$Feuille3.$B$13]))))" office:value-type="float" office:value="0.934579439252336" calcext:value-type="float">
            <text:p>0,9345794393</text:p>
          </table:table-cell>
          <table:table-cell table:formula="of:=[.D59]/[.J59]" office:value-type="float" office:value="0" calcext:value-type="float">
            <text:p>0</text:p>
          </table:table-cell>
          <table:table-cell table:formula="of:=[.K59]+[.C59]*(1-[.E59])" office:value-type="float" office:value="95.4300893351938" calcext:value-type="float">
            <text:p>95,4300893352</text:p>
          </table:table-cell>
          <table:table-cell table:formula="of:=([.F59]/[.I59])^(-1/[$Feuille3.$B$14])*[.H59]-[.K59]-[.C59]*(1-[.E59])" office:value-type="float" office:value="-20.5190113278285" calcext:value-type="float">
            <text:p>-20,5190113278</text:p>
          </table:table-cell>
          <table:table-cell table:formula="of:=[.L59]+[.M59]" office:value-type="float" office:value="74.9110780073653" calcext:value-type="float">
            <text:p>74,9110780074</text:p>
          </table:table-cell>
          <table:table-cell table:style-name="ce4" table:formula="of:=[.M59]/[.N59]" office:value-type="percentage" office:value="-0.273911574544569" calcext:value-type="percentage">
            <text:p>-27,3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0];[$Feuille3.$A$2:.$H$10];8;0)" office:value-type="float" office:value="36.5350376358407" calcext:value-type="float">
            <text:p>36,5350376358</text:p>
          </table:table-cell>
          <table:table-cell table:formula="of:=VLOOKUP([.A60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60])/(1-(1/(1+[$Feuille3.$B$13]))))" office:value-type="float" office:value="0.934579439252336" calcext:value-type="float">
            <text:p>0,9345794393</text:p>
          </table:table-cell>
          <table:table-cell table:formula="of:=[.D60]/[.J60]" office:value-type="float" office:value="0" calcext:value-type="float">
            <text:p>0</text:p>
          </table:table-cell>
          <table:table-cell table:formula="of:=[.K60]+[.C60]*(1-[.E60])" office:value-type="float" office:value="44.5350376355406" calcext:value-type="float">
            <text:p>44,5350376355</text:p>
          </table:table-cell>
          <table:table-cell table:formula="of:=([.F60]/[.I60])^(-1/[$Feuille3.$B$14])*[.H60]-[.K60]-[.C60]*(1-[.E60])" office:value-type="float" office:value="-11.3196420620939" calcext:value-type="float">
            <text:p>-11,3196420621</text:p>
          </table:table-cell>
          <table:table-cell table:formula="of:=[.L60]+[.M60]" office:value-type="float" office:value="33.2153955734467" calcext:value-type="float">
            <text:p>33,2153955734</text:p>
          </table:table-cell>
          <table:table-cell table:style-name="ce4" table:formula="of:=[.M60]/[.N60]" office:value-type="percentage" office:value="-0.340795039970654" calcext:value-type="percentage">
            <text:p>-34,0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1];[$Feuille3.$A$2:.$H$10];8;0)" office:value-type="float" office:value="3.23445621889034" calcext:value-type="float">
            <text:p>3,2344562189</text:p>
          </table:table-cell>
          <table:table-cell table:formula="of:=VLOOKUP([.A6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61])/(1-(1/(1+[$Feuille3.$B$13]))))" office:value-type="float" office:value="0.934579439252336" calcext:value-type="float">
            <text:p>0,9345794393</text:p>
          </table:table-cell>
          <table:table-cell table:formula="of:=[.D61]/[.J61]" office:value-type="float" office:value="0" calcext:value-type="float">
            <text:p>0</text:p>
          </table:table-cell>
          <table:table-cell table:formula="of:=[.K61]+[.C61]*(1-[.E61])" office:value-type="float" office:value="11.2344562185902" calcext:value-type="float">
            <text:p>11,2344562186</text:p>
          </table:table-cell>
          <table:table-cell table:formula="of:=([.F61]/[.I61])^(-1/[$Feuille3.$B$14])*[.H61]-[.K61]-[.C61]*(1-[.E61])" office:value-type="float" office:value="-8.00808095832034" calcext:value-type="float">
            <text:p>-8,0080809583</text:p>
          </table:table-cell>
          <table:table-cell table:formula="of:=[.L61]+[.M61]" office:value-type="float" office:value="3.22637526026986" calcext:value-type="float">
            <text:p>3,2263752603</text:p>
          </table:table-cell>
          <table:table-cell table:style-name="ce4" table:formula="of:=[.M61]/[.N61]" office:value-type="percentage" office:value="-2.48206743243206" calcext:value-type="percentage">
            <text:p>-248,2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2];[$Feuille3.$A$2:.$H$10];8;0)" office:value-type="float" office:value="15.5477071725207" calcext:value-type="float">
            <text:p>15,5477071725</text:p>
          </table:table-cell>
          <table:table-cell table:formula="of:=VLOOKUP([.A62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62])/(1-(1/(1+[$Feuille3.$B$13]))))" office:value-type="float" office:value="0.934579439252336" calcext:value-type="float">
            <text:p>0,9345794393</text:p>
          </table:table-cell>
          <table:table-cell table:formula="of:=[.D62]/[.J62]" office:value-type="float" office:value="0" calcext:value-type="float">
            <text:p>0</text:p>
          </table:table-cell>
          <table:table-cell table:formula="of:=[.K62]+[.C62]*(1-[.E62])" office:value-type="float" office:value="23.5477071722206" calcext:value-type="float">
            <text:p>23,5477071722</text:p>
          </table:table-cell>
          <table:table-cell table:formula="of:=([.F62]/[.I62])^(-1/[$Feuille3.$B$14])*[.H62]-[.K62]-[.C62]*(1-[.E62])" office:value-type="float" office:value="-10.7758491306839" calcext:value-type="float">
            <text:p>-10,7758491307</text:p>
          </table:table-cell>
          <table:table-cell table:formula="of:=[.L62]+[.M62]" office:value-type="float" office:value="12.7718580415367" calcext:value-type="float">
            <text:p>12,7718580415</text:p>
          </table:table-cell>
          <table:table-cell table:style-name="ce4" table:formula="of:=[.M62]/[.N62]" office:value-type="percentage" office:value="-0.843718204167205" calcext:value-type="percentage">
            <text:p>-84,3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3];[$Feuille3.$A$2:.$H$10];8;0)" office:value-type="float" office:value="20.7005606896207" calcext:value-type="float">
            <text:p>20,7005606896</text:p>
          </table:table-cell>
          <table:table-cell table:formula="of:=VLOOKUP([.A63];[$Feuille3.$A$2:.$H$10];6;0)" office:value-type="float" office:value="0.39" calcext:value-type="float">
            <text:p>0,39</text:p>
          </table:table-cell>
          <table:table-cell table:formula="of:=(1/(1+[$Feuille3.$B$13]))*((1-(1/(1+[$Feuille3.$B$13]))^[.G63])/(1-(1/(1+[$Feuille3.$B$13]))))" office:value-type="float" office:value="0.934579439252336" calcext:value-type="float">
            <text:p>0,9345794393</text:p>
          </table:table-cell>
          <table:table-cell table:formula="of:=[.D63]/[.J63]" office:value-type="float" office:value="0" calcext:value-type="float">
            <text:p>0</text:p>
          </table:table-cell>
          <table:table-cell table:formula="of:=[.K63]+[.C63]*(1-[.E63])" office:value-type="float" office:value="28.7005606893206" calcext:value-type="float">
            <text:p>28,7005606893</text:p>
          </table:table-cell>
          <table:table-cell table:formula="of:=([.F63]/[.I63])^(-1/[$Feuille3.$B$14])*[.H63]-[.K63]-[.C63]*(1-[.E63])" office:value-type="float" office:value="-10.2140240684238" calcext:value-type="float">
            <text:p>-10,2140240684</text:p>
          </table:table-cell>
          <table:table-cell table:formula="of:=[.L63]+[.M63]" office:value-type="float" office:value="18.4865366208968" calcext:value-type="float">
            <text:p>18,4865366209</text:p>
          </table:table-cell>
          <table:table-cell table:style-name="ce4" table:formula="of:=[.M63]/[.N63]" office:value-type="percentage" office:value="-0.552511499470274" calcext:value-type="percentage">
            <text:p>-55,2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4];[$Feuille3.$A$2:.$H$10];8;0)" office:value-type="float" office:value="34.3645154087129" calcext:value-type="float">
            <text:p>34,3645154087</text:p>
          </table:table-cell>
          <table:table-cell table:formula="of:=VLOOKUP([.A64];[$Feuille3.$A$2:.$H$10];6;0)" office:value-type="float" office:value="0.14" calcext:value-type="float">
            <text:p>0,14</text:p>
          </table:table-cell>
          <table:table-cell table:formula="of:=(1/(1+[$Feuille3.$B$13]))*((1-(1/(1+[$Feuille3.$B$13]))^[.G64])/(1-(1/(1+[$Feuille3.$B$13]))))" office:value-type="float" office:value="0.934579439252336" calcext:value-type="float">
            <text:p>0,9345794393</text:p>
          </table:table-cell>
          <table:table-cell table:formula="of:=[.D64]/[.J64]" office:value-type="float" office:value="0" calcext:value-type="float">
            <text:p>0</text:p>
          </table:table-cell>
          <table:table-cell table:formula="of:=[.K64]+[.C64]*(1-[.E64])" office:value-type="float" office:value="42.3645154084128" calcext:value-type="float">
            <text:p>42,3645154084</text:p>
          </table:table-cell>
          <table:table-cell table:formula="of:=([.F64]/[.I64])^(-1/[$Feuille3.$B$14])*[.H64]-[.K64]-[.C64]*(1-[.E64])" office:value-type="float" office:value="-15.3643391473451" calcext:value-type="float">
            <text:p>-15,3643391473</text:p>
          </table:table-cell>
          <table:table-cell table:formula="of:=[.L64]+[.M64]" office:value-type="float" office:value="27.0001762610677" calcext:value-type="float">
            <text:p>27,0001762611</text:p>
          </table:table-cell>
          <table:table-cell table:style-name="ce4" table:formula="of:=[.M64]/[.N64]" office:value-type="percentage" office:value="-0.569045883211486" calcext:value-type="percentage">
            <text:p>-56,9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64" calcext:value-type="float">
            <text:p>0,96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5];[$Feuille3.$A$2:.$H$10];8;0)" office:value-type="float" office:value="12.2496470513333" calcext:value-type="float">
            <text:p>12,2496470513</text:p>
          </table:table-cell>
          <table:table-cell table:formula="of:=VLOOKUP([.A6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65])/(1-(1/(1+[$Feuille3.$B$13]))))" office:value-type="float" office:value="0.934579439252336" calcext:value-type="float">
            <text:p>0,9345794393</text:p>
          </table:table-cell>
          <table:table-cell table:formula="of:=[.D65]/[.J65]" office:value-type="float" office:value="0" calcext:value-type="float">
            <text:p>0</text:p>
          </table:table-cell>
          <table:table-cell table:formula="of:=[.K65]+[.C65]*(1-[.E65])" office:value-type="float" office:value="20.2496470510332" calcext:value-type="float">
            <text:p>20,249647051</text:p>
          </table:table-cell>
          <table:table-cell table:formula="of:=([.F65]/[.I65])^(-1/[$Feuille3.$B$14])*[.H65]-[.K65]-[.C65]*(1-[.E65])" office:value-type="float" office:value="-9.66354674929986" calcext:value-type="float">
            <text:p>-9,6635467493</text:p>
          </table:table-cell>
          <table:table-cell table:formula="of:=[.L65]+[.M65]" office:value-type="float" office:value="10.5861003017333" calcext:value-type="float">
            <text:p>10,5861003017</text:p>
          </table:table-cell>
          <table:table-cell table:style-name="ce4" table:formula="of:=[.M65]/[.N65]" office:value-type="percentage" office:value="-0.912852369981566" calcext:value-type="percentage">
            <text:p>-91,29%</text:p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8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E RIEN FAIRE</text:p>
          </table:table-cell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office:value-type="string" calcext:value-type="string">
            <text:p>DUREE_VIE</text:p>
          </table:table-cell>
          <table:table-cell office:value-type="string" calcext:value-type="string">
            <text:p>Cgref </text:p>
          </table:table-cell>
          <table:table-cell office:value-type="string" calcext:value-type="string">
            <text:p>CINT ref</text:p>
          </table:table-cell>
          <table:table-cell table:style-name="ce1" office:value-type="string" calcext:value-type="string">
            <text:p>PART_MARCHE ref modèle</text:p>
          </table:table-cell>
        </table:table-row>
        <table:table-row table:style-name="ro1">
          <table:table-cell office:value-type="string" calcext:value-type="string">
            <text:p>Bureaux Administration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3]+[.I3]" office:value-type="float" office:value="27.9649741621422" calcext:value-type="float">
            <text:p>27,9649741621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4]+[.I4]" office:value-type="float" office:value="87.4300893354939" calcext:value-type="float">
            <text:p>87,4300893355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office:value-type="float" office:value="1" calcext:value-type="float">
            <text:p>1</text:p>
          </table:table-cell>
          <table:table-cell table:formula="of:=[.C5]+[.I5]" office:value-type="float" office:value="36.5350376358407" calcext:value-type="float">
            <text:p>36,5350376358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4499" calcext:value-type="float">
            <text:p>0,4499</text:p>
          </table:table-cell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office:value-type="float" office:value="1" calcext:value-type="float">
            <text:p>1</text:p>
          </table:table-cell>
          <table:table-cell table:formula="of:=[.C6]+[.I6]" office:value-type="float" office:value="3.23445621889034" calcext:value-type="float">
            <text:p>3,2344562189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9449" calcext:value-type="float">
            <text:p>0,9449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office:value-type="float" office:value="1" calcext:value-type="float">
            <text:p>1</text:p>
          </table:table-cell>
          <table:table-cell table:formula="of:=[.C7]+[.I7]" office:value-type="float" office:value="15.5477071725207" calcext:value-type="float">
            <text:p>15,5477071725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199884388530074" calcext:value-type="float">
            <text:p>0,1998843885</text:p>
          </table:table-cell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table:formula="of:=[.C8]+[.I8]" office:value-type="float" office:value="20.7005606896207" calcext:value-type="float">
            <text:p>20,7005606896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C9]+[.I9]" office:value-type="float" office:value="34.3645154087129" calcext:value-type="float">
            <text:p>34,3645154087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office:value-type="float" office:value="1" calcext:value-type="float">
            <text:p>1</text:p>
          </table:table-cell>
          <table:table-cell table:formula="of:=[.C10]+[.I10]" office:value-type="float" office:value="12.2496470513333" calcext:value-type="float">
            <text:p>12,2496470513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999" calcext:value-type="float">
            <text:p>0,2999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aux actu calib</text:p>
          </table:table-cell>
          <table:table-cell table:style-name="Default" office:value-type="float" office:value="0.07" calcext:value-type="float">
            <text:p>0,07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nu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INT NRF</text:p>
          </table:table-cell>
          <table:table-cell table:style-name="Default" office:value-type="float" office:value="-7.99999999969986" calcext:value-type="float">
            <text:p>-7,9999999997</text:p>
          </table:table-cell>
          <table:table-cell office:value-type="float" office:value="-7.99999999969986" calcext:value-type="float">
            <text:p>-7,999999999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somme CINT²</text:p>
          </table:table-cell>
          <table:table-cell table:style-name="Default" table:formula="of:=SUM(['Calc CINT bati'.M2:.M65])" office:value-type="float" office:value="1018.39145962787" calcext:value-type="float">
            <text:p>1018,3914596279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CINT/CG moy</text:p>
          </table:table-cell>
          <table:table-cell office:value-type="string" calcext:value-type="string">
            <text:p>CINT moy</text:p>
          </table:table-cell>
          <table:table-cell office:value-type="string" calcext:value-type="string">
            <text:p>C variable moy</text:p>
          </table:table-cell>
          <table:table-cell office:value-type="string" calcext:value-type="string">
            <text:p>CG moy</text:p>
          </table:table-cell>
          <table:table-cell/>
          <table:table-cell table:style-name="Default" office:value-type="string" calcext:value-type="string">
            <text:p>PM moy ca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BBC</text:p>
          </table:table-cell>
          <table:table-cell table:style-name="ce5" table:formula="of:=SUMIFS(['Calc CINT bati'.$O$2:.$O$65];['Calc CINT bati'.$B$2:.$B$65];[.A20])/8" office:value-type="percentage" office:value="0.48834305148723" calcext:value-type="percentage">
            <text:p>48,83%</text:p>
          </table:table-cell>
          <table:table-cell table:formula="of:=SUMIFS(['Calc CINT bati'.$M$2:.$M$65];['Calc CINT bati'.$B$2:.$B$65];[.A20])/8" office:value-type="float" office:value="48.8779302590359" calcext:value-type="float">
            <text:p>48,877930259</text:p>
          </table:table-cell>
          <table:table-cell table:formula="of:=SUMIFS(['Calc CINT bati'.$L$2:.$L$65];['Calc CINT bati'.$B$2:.$B$65];[.A20])/8" office:value-type="float" office:value="24.7864889038538" calcext:value-type="float">
            <text:p>24,7864889039</text:p>
          </table:table-cell>
          <table:table-cell table:formula="of:=SUMIFS(['Calc CINT bati'.$N$2:.$N$65];['Calc CINT bati'.$B$2:.$B$65];[.A20])/8" office:value-type="float" office:value="73.6644191628897" calcext:value-type="float">
            <text:p>73,6644191629</text:p>
          </table:table-cell>
          <table:table-cell table:formula="of:=([.E20]^-[.$B$14])" office:value-type="float" office:value="1.15328820225741E-015" calcext:value-type="float">
            <text:p>1,15328820225741E-015</text:p>
          </table:table-cell>
          <table:table-cell table:style-name="ce5" table:formula="of:=[.F20]/SUM([.$F$20:.$F$27])" office:value-type="percentage" office:value="0.0002" calcext:value-type="percentage">
            <text:p>0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MOD</text:p>
          </table:table-cell>
          <table:table-cell table:style-name="ce5" table:formula="of:=SUMIFS(['Calc CINT bati'.$O$2:.$O$65];['Calc CINT bati'.$B$2:.$B$65];[.A21])/8" office:value-type="percentage" office:value="0.121557908661945" calcext:value-type="percentage">
            <text:p>12,16%</text:p>
          </table:table-cell>
          <table:table-cell table:formula="of:=SUMIFS(['Calc CINT bati'.$M$2:.$M$65];['Calc CINT bati'.$B$2:.$B$65];[.A21])/8" office:value-type="float" office:value="16.1817047436084" calcext:value-type="float">
            <text:p>16,1817047436</text:p>
          </table:table-cell>
          <table:table-cell table:formula="of:=SUMIFS(['Calc CINT bati'.$L$2:.$L$65];['Calc CINT bati'.$B$2:.$B$65];[.A21])/8" office:value-type="float" office:value="34.4740766959959" calcext:value-type="float">
            <text:p>34,474076696</text:p>
          </table:table-cell>
          <table:table-cell table:formula="of:=SUMIFS(['Calc CINT bati'.$N$2:.$N$65];['Calc CINT bati'.$B$2:.$B$65];[.A21])/8" office:value-type="float" office:value="50.6557814396043" calcext:value-type="float">
            <text:p>50,6557814396</text:p>
          </table:table-cell>
          <table:table-cell table:formula="of:=([.E21]^-[.$B$14])" office:value-type="float" office:value="0.0000000000000230657640451482" calcext:value-type="float">
            <text:p>2,30657640451482E-014</text:p>
          </table:table-cell>
          <table:table-cell table:style-name="ce5" table:formula="of:=[.F21]/SUM([.$F$20:.$F$27])" office:value-type="percentage" office:value="0.004" calcext:value-type="percentage">
            <text:p>0,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BBC</text:p>
          </table:table-cell>
          <table:table-cell table:style-name="ce5" table:formula="of:=SUMIFS(['Calc CINT bati'.$O$2:.$O$65];['Calc CINT bati'.$B$2:.$B$65];[.A22])/8" office:value-type="percentage" office:value="0.192330300814193" calcext:value-type="percentage">
            <text:p>19,23%</text:p>
          </table:table-cell>
          <table:table-cell table:formula="of:=SUMIFS(['Calc CINT bati'.$M$2:.$M$65];['Calc CINT bati'.$B$2:.$B$65];[.A22])/8" office:value-type="float" office:value="28.4688622207375" calcext:value-type="float">
            <text:p>28,4688622207</text:p>
          </table:table-cell>
          <table:table-cell table:formula="of:=SUMIFS(['Calc CINT bati'.$L$2:.$L$65];['Calc CINT bati'.$B$2:.$B$65];[.A22])/8" office:value-type="float" office:value="39.081707991956" calcext:value-type="float">
            <text:p>39,081707992</text:p>
          </table:table-cell>
          <table:table-cell table:formula="of:=SUMIFS(['Calc CINT bati'.$N$2:.$N$65];['Calc CINT bati'.$B$2:.$B$65];[.A22])/8" office:value-type="float" office:value="67.5505702126935" calcext:value-type="float">
            <text:p>67,5505702127</text:p>
          </table:table-cell>
          <table:table-cell table:formula="of:=([.E22]^-[.$B$14])" office:value-type="float" office:value="2.30657640451482E-015" calcext:value-type="float">
            <text:p>2,30657640451482E-015</text:p>
          </table:table-cell>
          <table:table-cell table:style-name="ce5" table:formula="of:=[.F22]/SUM([.$F$20:.$F$27])" office:value-type="percentage" office:value="0.0004" calcext:value-type="percentage">
            <text:p>0,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MOD</text:p>
          </table:table-cell>
          <table:table-cell table:style-name="ce5" table:formula="of:=SUMIFS(['Calc CINT bati'.$O$2:.$O$65];['Calc CINT bati'.$B$2:.$B$65];[.A23])/8" office:value-type="percentage" office:value="-0.13782696523501" calcext:value-type="percentage">
            <text:p>-13,78%</text:p>
          </table:table-cell>
          <table:table-cell table:formula="of:=SUMIFS(['Calc CINT bati'.$M$2:.$M$65];['Calc CINT bati'.$B$2:.$B$65];[.A23])/8" office:value-type="float" office:value="6.98638110659963" calcext:value-type="float">
            <text:p>6,9863811066</text:p>
          </table:table-cell>
          <table:table-cell table:formula="of:=SUMIFS(['Calc CINT bati'.$L$2:.$L$65];['Calc CINT bati'.$B$2:.$B$65];[.A23])/8" office:value-type="float" office:value="39.4651752852097" calcext:value-type="float">
            <text:p>39,4651752852</text:p>
          </table:table-cell>
          <table:table-cell table:formula="of:=SUMIFS(['Calc CINT bati'.$N$2:.$N$65];['Calc CINT bati'.$B$2:.$B$65];[.A23])/8" office:value-type="float" office:value="46.4515563918093" calcext:value-type="float">
            <text:p>46,4515563918</text:p>
          </table:table-cell>
          <table:table-cell table:formula="of:=([.E23]^-[.$B$14])" office:value-type="float" office:value="0.0000000000000461315280902963" calcext:value-type="float">
            <text:p>4,61315280902963E-014</text:p>
          </table:table-cell>
          <table:table-cell table:style-name="ce5" table:formula="of:=[.F23]/SUM([.$F$20:.$F$27])" office:value-type="percentage" office:value="0.00799999999999999" calcext:value-type="percentage">
            <text:p>0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BBC</text:p>
          </table:table-cell>
          <table:table-cell table:style-name="ce5" table:formula="of:=SUMIFS(['Calc CINT bati'.$O$2:.$O$65];['Calc CINT bati'.$B$2:.$B$65];[.A24])/8" office:value-type="percentage" office:value="0.218454166366926" calcext:value-type="percentage">
            <text:p>21,85%</text:p>
          </table:table-cell>
          <table:table-cell table:formula="of:=SUMIFS(['Calc CINT bati'.$M$2:.$M$65];['Calc CINT bati'.$B$2:.$B$65];[.A24])/8" office:value-type="float" office:value="27.5231351389127" calcext:value-type="float">
            <text:p>27,5231351389</text:p>
          </table:table-cell>
          <table:table-cell table:formula="of:=SUMIFS(['Calc CINT bati'.$L$2:.$L$65];['Calc CINT bati'.$B$2:.$B$65];[.A24])/8" office:value-type="float" office:value="40.0274350737808" calcext:value-type="float">
            <text:p>40,0274350738</text:p>
          </table:table-cell>
          <table:table-cell table:formula="of:=SUMIFS(['Calc CINT bati'.$N$2:.$N$65];['Calc CINT bati'.$B$2:.$B$65];[.A24])/8" office:value-type="float" office:value="67.5505702126935" calcext:value-type="float">
            <text:p>67,5505702127</text:p>
          </table:table-cell>
          <table:table-cell table:formula="of:=([.E24]^-[.$B$14])" office:value-type="float" office:value="2.30657640451482E-015" calcext:value-type="float">
            <text:p>2,30657640451482E-015</text:p>
          </table:table-cell>
          <table:table-cell table:style-name="ce5" table:formula="of:=[.F24]/SUM([.$F$20:.$F$27])" office:value-type="percentage" office:value="0.0004" calcext:value-type="percentage">
            <text:p>0,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MOD</text:p>
          </table:table-cell>
          <table:table-cell table:style-name="ce5" table:formula="of:=SUMIFS(['Calc CINT bati'.$O$2:.$O$65];['Calc CINT bati'.$B$2:.$B$65];[.A25])/8" office:value-type="percentage" office:value="-0.128615218394535" calcext:value-type="percentage">
            <text:p>-12,86%</text:p>
          </table:table-cell>
          <table:table-cell table:formula="of:=SUMIFS(['Calc CINT bati'.$M$2:.$M$65];['Calc CINT bati'.$B$2:.$B$65];[.A25])/8" office:value-type="float" office:value="5.52140358145194" calcext:value-type="float">
            <text:p>5,5214035815</text:p>
          </table:table-cell>
          <table:table-cell table:formula="of:=SUMIFS(['Calc CINT bati'.$L$2:.$L$65];['Calc CINT bati'.$B$2:.$B$65];[.A25])/8" office:value-type="float" office:value="40.9301528103574" calcext:value-type="float">
            <text:p>40,9301528104</text:p>
          </table:table-cell>
          <table:table-cell table:formula="of:=SUMIFS(['Calc CINT bati'.$N$2:.$N$65];['Calc CINT bati'.$B$2:.$B$65];[.A25])/8" office:value-type="float" office:value="46.4515563918093" calcext:value-type="float">
            <text:p>46,4515563918</text:p>
          </table:table-cell>
          <table:table-cell table:formula="of:=([.E25]^-[.$B$14])" office:value-type="float" office:value="0.0000000000000461315280902963" calcext:value-type="float">
            <text:p>4,61315280902963E-014</text:p>
          </table:table-cell>
          <table:table-cell table:style-name="ce5" table:formula="of:=[.F25]/SUM([.$F$20:.$F$27])" office:value-type="percentage" office:value="0.00799999999999999" calcext:value-type="percentage">
            <text:p>0,80%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TB</text:p>
          </table:table-cell>
          <table:table-cell table:style-name="ce5" table:formula="of:=SUMIFS(['Calc CINT bati'.$O$2:.$O$65];['Calc CINT bati'.$B$2:.$B$65];[.A26])/8" office:value-type="percentage" office:value="-0.15286656335849" calcext:value-type="percentage">
            <text:p>-15,29%</text:p>
          </table:table-cell>
          <table:table-cell table:formula="of:=SUMIFS(['Calc CINT bati'.$M$2:.$M$65];['Calc CINT bati'.$B$2:.$B$65];[.A26])/8" office:value-type="float" office:value="5.97311104019764" calcext:value-type="float">
            <text:p>5,9731110402</text:p>
          </table:table-cell>
          <table:table-cell table:formula="of:=SUMIFS(['Calc CINT bati'.$L$2:.$L$65];['Calc CINT bati'.$B$2:.$B$65];[.A26])/8" office:value-type="float" office:value="36.9681813289938" calcext:value-type="float">
            <text:p>36,968181329</text:p>
          </table:table-cell>
          <table:table-cell table:formula="of:=SUMIFS(['Calc CINT bati'.$N$2:.$N$65];['Calc CINT bati'.$B$2:.$B$65];[.A26])/8" office:value-type="float" office:value="42.9412923691915" calcext:value-type="float">
            <text:p>42,9412923692</text:p>
          </table:table-cell>
          <table:table-cell table:formula="of:=([.E26]^-[.$B$14])" office:value-type="float" office:value="0.0000000000000864966151693058" calcext:value-type="float">
            <text:p>8,64966151693058E-014</text:p>
          </table:table-cell>
          <table:table-cell table:style-name="ce5" table:formula="of:=[.F26]/SUM([.$F$20:.$F$27])" office:value-type="percentage" office:value="0.015" calcext:value-type="percentage">
            <text:p>1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t initial</text:p>
          </table:table-cell>
          <table:table-cell table:style-name="ce5" table:formula="of:=SUMIFS(['Calc CINT bati'.$O$2:.$O$65];['Calc CINT bati'.$B$2:.$B$65];[.A27])/8" office:value-type="percentage" office:value="-0.809487540207622" calcext:value-type="percentage">
            <text:p>-80,95%</text:p>
          </table:table-cell>
          <table:table-cell table:formula="of:=SUMIFS(['Calc CINT bati'.$M$2:.$M$65];['Calc CINT bati'.$B$2:.$B$65];[.A27])/8" office:value-type="float" office:value="-12.2335956370602" calcext:value-type="float">
            <text:p>-12,2335956371</text:p>
          </table:table-cell>
          <table:table-cell table:formula="of:=SUMIFS(['Calc CINT bati'.$L$2:.$L$65];['Calc CINT bati'.$B$2:.$B$65];[.A27])/8" office:value-type="float" office:value="37.7533734590192" calcext:value-type="float">
            <text:p>37,753373459</text:p>
          </table:table-cell>
          <table:table-cell table:formula="of:=SUMIFS(['Calc CINT bati'.$N$2:.$N$65];['Calc CINT bati'.$B$2:.$B$65];[.A27])/8" office:value-type="float" office:value="25.5197778219591" calcext:value-type="float">
            <text:p>25,519777822</text:p>
          </table:table-cell>
          <table:table-cell table:formula="of:=([.E27]^-[.$B$14])" office:value-type="float" office:value="0.00000000000555884913488072" calcext:value-type="float">
            <text:p>5,55884913488072E-012</text:p>
          </table:table-cell>
          <table:table-cell table:style-name="ce5" table:formula="of:=[.F27]/SUM([.$F$20:.$F$27])" office:value-type="percentage" office:value="0.964" calcext:value-type="percentage">
            <text:p>96,40%</text:p>
          </table:table-cell>
          <table:table-cell table:number-columns-repeated="3"/>
        </table:table-row>
      </table:table>
      <table:table table:name="Feuille4" table:style-name="ta1">
        <office:forms form:automatic-focus="false" form:apply-design-mode="false"/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number:text> </number:text>
      <loext:fill-character> </loext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number:number number: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€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€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€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fr" number:country="FR">
      <number:text> </number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2" style:volatile="true" number:language="fr" number:country="FR">
      <number:text> </number:text>
      <loext:fill-character> </loext:fill-character>
      <number:text>- €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0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0:32:44.1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4:50:15.119000000</meta:creation-date>
    <dc:date>2018-01-08T15:54:03.808000000</dc:date>
    <meta:editing-duration>P2DT6H1M20S</meta:editing-duration>
    <meta:editing-cycles>7</meta:editing-cycles>
    <meta:generator>LibreOffice/4.3.7.2$Windows_x86 LibreOffice_project/8a35821d8636a03b8bf4e15b48f59794652c68ba</meta:generator>
    <meta:document-statistic meta:table-count="4" meta:cell-count="1591" meta:object-count="0"/>
  </office:meta>
</office:document-meta>
</file>